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Main">
        <table:table-row>
          <table:table-cell table:style-name="pd1" office:value-type="string" office:value="Indexs">
            <text:p>Indexs</text:p>
          </table:table-cell>
          <table:table-cell table:style-name="pd1" office:value-type="string" office:value="State">
            <text:p>State</text:p>
          </table:table-cell>
          <table:table-cell table:style-name="pd1" office:value-type="string" office:value="ID_State">
            <text:p>ID_State</text:p>
          </table:table-cell>
          <table:table-cell table:style-name="pd1" office:value-type="string" office:value="ID_City">
            <text:p>ID_City</text:p>
          </table:table-cell>
          <table:table-cell table:style-name="pd1" office:value-type="string" office:value="Nome">
            <text:p>Nome</text:p>
          </table:table-cell>
          <table:table-cell table:style-name="pd1" office:value-type="string" office:value="Pop">
            <text:p>Pop</text:p>
          </table:table-cell>
          <table:table-cell table:style-name="pd1" office:value-type="string" office:value="Pop_div100">
            <text:p>Pop_div100</text:p>
          </table:table-cell>
          <table:table-cell table:style-name="pd1" office:value-type="string" office:value="Coordenadas">
            <text:p>Coordenadas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geometry">
            <text:p>geometry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DF">
            <text:p>DF</text:p>
          </table:table-cell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string" office:value="Brasília">
            <text:p>Brasília</text:p>
          </table:table-cell>
          <table:table-cell office:value-type="float" office:value="2982818">
            <text:p>2982818</text:p>
          </table:table-cell>
          <table:table-cell office:value-type="float" office:value="596563.6">
            <text:p>596563.6</text:p>
          </table:table-cell>
          <table:table-cell office:value-type="string" office:value="{'lat': -15.7939, 'lon': -47.8828}">
            <text:p>{'lat': -15.7939, 'lon': -47.8828}</text:p>
          </table:table-cell>
          <table:table-cell office:value-type="float" office:value="-15.7939">
            <text:p>-15.7939</text:p>
          </table:table-cell>
          <table:table-cell office:value-type="float" office:value="-47.8828">
            <text:p>-47.8828</text:p>
          </table:table-cell>
          <table:table-cell office:value-type="string" office:value="POINT (-47.8828 -15.7939)">
            <text:p>POINT (-47.8828 -15.7939)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7408">
            <text:p>27408</text:p>
          </table:table-cell>
          <table:table-cell office:value-type="string" office:value="Salvador">
            <text:p>Salvador</text:p>
          </table:table-cell>
          <table:table-cell office:value-type="float" office:value="2568928">
            <text:p>2568928</text:p>
          </table:table-cell>
          <table:table-cell office:value-type="float" office:value="513785.6">
            <text:p>513785.6</text:p>
          </table:table-cell>
          <table:table-cell office:value-type="string" office:value="{'lat': -12.9714, 'lon': -38.5014}">
            <text:p>{'lat': -12.9714, 'lon': -38.5014}</text:p>
          </table:table-cell>
          <table:table-cell office:value-type="float" office:value="-12.9714">
            <text:p>-12.9714</text:p>
          </table:table-cell>
          <table:table-cell office:value-type="float" office:value="-38.5014">
            <text:p>-38.5014</text:p>
          </table:table-cell>
          <table:table-cell office:value-type="string" office:value="POINT (-38.5014 -12.9714)">
            <text:p>POINT (-38.5014 -12.9714)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6200">
            <text:p>6200</text:p>
          </table:table-cell>
          <table:table-cell office:value-type="string" office:value="Belo Horizonte">
            <text:p>Belo Horizonte</text:p>
          </table:table-cell>
          <table:table-cell office:value-type="float" office:value="2416339">
            <text:p>2416339</text:p>
          </table:table-cell>
          <table:table-cell office:value-type="float" office:value="483267.8">
            <text:p>483267.8</text:p>
          </table:table-cell>
          <table:table-cell office:value-type="string" office:value="{'lat': -19.9167, 'lon': -43.9345}">
            <text:p>{'lat': -19.9167, 'lon': -43.9345}</text:p>
          </table:table-cell>
          <table:table-cell office:value-type="float" office:value="-19.9167">
            <text:p>-19.9167</text:p>
          </table:table-cell>
          <table:table-cell office:value-type="float" office:value="-43.9345">
            <text:p>-43.9345</text:p>
          </table:table-cell>
          <table:table-cell office:value-type="string" office:value="POINT (-43.9345 -19.9167)">
            <text:p>POINT (-43.9345 -19.9167)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8707">
            <text:p>8707</text:p>
          </table:table-cell>
          <table:table-cell office:value-type="string" office:value="Goiânia">
            <text:p>Goiânia</text:p>
          </table:table-cell>
          <table:table-cell office:value-type="float" office:value="1494599">
            <text:p>1494599</text:p>
          </table:table-cell>
          <table:table-cell office:value-type="float" office:value="298919.8">
            <text:p>298919.8</text:p>
          </table:table-cell>
          <table:table-cell office:value-type="string" office:value="{'lat': -16.6869, 'lon': -49.2648}">
            <text:p>{'lat': -16.6869, 'lon': -49.2648}</text:p>
          </table:table-cell>
          <table:table-cell office:value-type="float" office:value="-16.6869">
            <text:p>-16.6869</text:p>
          </table:table-cell>
          <table:table-cell office:value-type="float" office:value="-49.2648">
            <text:p>-49.2648</text:p>
          </table:table-cell>
          <table:table-cell office:value-type="string" office:value="POINT (-49.2648 -16.6869)">
            <text:p>POINT (-49.2648 -16.6869)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402">
            <text:p>1402</text:p>
          </table:table-cell>
          <table:table-cell office:value-type="string" office:value="Belém">
            <text:p>Belém</text:p>
          </table:table-cell>
          <table:table-cell office:value-type="float" office:value="1398531">
            <text:p>1398531</text:p>
          </table:table-cell>
          <table:table-cell office:value-type="float" office:value="279706.2">
            <text:p>279706.2</text:p>
          </table:table-cell>
          <table:table-cell office:value-type="string" office:value="{'lat': -1.4558, 'lon': -48.5044}">
            <text:p>{'lat': -1.4558, 'lon': -48.5044}</text:p>
          </table:table-cell>
          <table:table-cell office:value-type="float" office:value="-1.4558">
            <text:p>-1.4558</text:p>
          </table:table-cell>
          <table:table-cell office:value-type="float" office:value="-48.5044">
            <text:p>-48.5044</text:p>
          </table:table-cell>
          <table:table-cell office:value-type="string" office:value="POINT (-48.5044 -1.4558)">
            <text:p>POINT (-48.5044 -1.4558)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0206">
            <text:p>70206</text:p>
          </table:table-cell>
          <table:table-cell office:value-type="string" office:value="Uberlândia">
            <text:p>Uberlândia</text:p>
          </table:table-cell>
          <table:table-cell office:value-type="float" office:value="754954">
            <text:p>754954</text:p>
          </table:table-cell>
          <table:table-cell office:value-type="float" office:value="150990.8">
            <text:p>150990.8</text:p>
          </table:table-cell>
          <table:table-cell office:value-type="string" office:value="{'lat': -18.9186, 'lon': -48.2772}">
            <text:p>{'lat': -18.9186, 'lon': -48.2772}</text:p>
          </table:table-cell>
          <table:table-cell office:value-type="float" office:value="-18.9186">
            <text:p>-18.9186</text:p>
          </table:table-cell>
          <table:table-cell office:value-type="float" office:value="-48.2772">
            <text:p>-48.2772</text:p>
          </table:table-cell>
          <table:table-cell office:value-type="string" office:value="POINT (-48.2772 -18.9186)">
            <text:p>POINT (-48.2772 -18.9186)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0800">
            <text:p>10800</text:p>
          </table:table-cell>
          <table:table-cell office:value-type="string" office:value="Feira de Santana">
            <text:p>Feira de Santana</text:p>
          </table:table-cell>
          <table:table-cell office:value-type="float" office:value="657948">
            <text:p>657948</text:p>
          </table:table-cell>
          <table:table-cell office:value-type="float" office:value="131589.6">
            <text:p>131589.6</text:p>
          </table:table-cell>
          <table:table-cell office:value-type="string" office:value="{'lat': -12.2664, 'lon': -38.9663}">
            <text:p>{'lat': -12.2664, 'lon': -38.9663}</text:p>
          </table:table-cell>
          <table:table-cell office:value-type="float" office:value="-12.2664">
            <text:p>-12.2664</text:p>
          </table:table-cell>
          <table:table-cell office:value-type="float" office:value="-38.9663">
            <text:p>-38.9663</text:p>
          </table:table-cell>
          <table:table-cell office:value-type="string" office:value="POINT (-38.9663 -12.2664)">
            <text:p>POINT (-38.9663 -12.2664)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18601">
            <text:p>18601</text:p>
          </table:table-cell>
          <table:table-cell office:value-type="string" office:value="Contagem">
            <text:p>Contagem</text:p>
          </table:table-cell>
          <table:table-cell office:value-type="float" office:value="649975">
            <text:p>649975</text:p>
          </table:table-cell>
          <table:table-cell office:value-type="float" office:value="129995.0">
            <text:p>129995.0</text:p>
          </table:table-cell>
          <table:table-cell office:value-type="string" office:value="{'lat': -19.9321, 'lon': -44.0539}">
            <text:p>{'lat': -19.9321, 'lon': -44.0539}</text:p>
          </table:table-cell>
          <table:table-cell office:value-type="float" office:value="-19.9321">
            <text:p>-19.9321</text:p>
          </table:table-cell>
          <table:table-cell office:value-type="float" office:value="-44.0539">
            <text:p>-44.0539</text:p>
          </table:table-cell>
          <table:table-cell office:value-type="string" office:value="POINT (-44.0539 -19.9321)">
            <text:p>POINT (-44.0539 -19.9321)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308">
            <text:p>308</text:p>
          </table:table-cell>
          <table:table-cell office:value-type="string" office:value="Aracaju">
            <text:p>Aracaju</text:p>
          </table:table-cell>
          <table:table-cell office:value-type="float" office:value="628849">
            <text:p>628849</text:p>
          </table:table-cell>
          <table:table-cell office:value-type="float" office:value="125769.8">
            <text:p>125769.8</text:p>
          </table:table-cell>
          <table:table-cell office:value-type="string" office:value="{'lat': -10.9472, 'lon': -37.0731}">
            <text:p>{'lat': -10.9472, 'lon': -37.0731}</text:p>
          </table:table-cell>
          <table:table-cell office:value-type="float" office:value="-10.9472">
            <text:p>-10.9472</text:p>
          </table:table-cell>
          <table:table-cell office:value-type="float" office:value="-37.0731">
            <text:p>-37.0731</text:p>
          </table:table-cell>
          <table:table-cell office:value-type="string" office:value="POINT (-37.0731 -10.9472)">
            <text:p>POINT (-37.0731 -10.9472)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405">
            <text:p>1405</text:p>
          </table:table-cell>
          <table:table-cell office:value-type="string" office:value="Aparecida de Goiânia">
            <text:p>Aparecida de Goiânia</text:p>
          </table:table-cell>
          <table:table-cell office:value-type="float" office:value="550925">
            <text:p>550925</text:p>
          </table:table-cell>
          <table:table-cell office:value-type="float" office:value="110185.0">
            <text:p>110185.0</text:p>
          </table:table-cell>
          <table:table-cell office:value-type="string" office:value="{'lat': -16.8236, 'lon': -49.2473}">
            <text:p>{'lat': -16.8236, 'lon': -49.2473}</text:p>
          </table:table-cell>
          <table:table-cell office:value-type="float" office:value="-16.8236">
            <text:p>-16.8236</text:p>
          </table:table-cell>
          <table:table-cell office:value-type="float" office:value="-49.2473">
            <text:p>-49.2473</text:p>
          </table:table-cell>
          <table:table-cell office:value-type="string" office:value="POINT (-49.2473 -16.8236)">
            <text:p>POINT (-49.2473 -16.8236)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office:value-type="string" office:value="Ananindeua">
            <text:p>Ananindeua</text:p>
          </table:table-cell>
          <table:table-cell office:value-type="float" office:value="507838">
            <text:p>507838</text:p>
          </table:table-cell>
          <table:table-cell office:value-type="float" office:value="101567.6">
            <text:p>101567.6</text:p>
          </table:table-cell>
          <table:table-cell office:value-type="string" office:value="{'lat': -1.3650, 'lon': -48.3722}">
            <text:p>{'lat': -1.3650, 'lon': -48.3722}</text:p>
          </table:table-cell>
          <table:table-cell office:value-type="float" office:value="-1.365">
            <text:p>-1.365</text:p>
          </table:table-cell>
          <table:table-cell office:value-type="float" office:value="-48.3722">
            <text:p>-48.3722</text:p>
          </table:table-cell>
          <table:table-cell office:value-type="string" office:value="POINT (-48.3722 -1.365)">
            <text:p>POINT (-48.3722 -1.365)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3302">
            <text:p>43302</text:p>
          </table:table-cell>
          <table:table-cell office:value-type="string" office:value="Montes Claros">
            <text:p>Montes Claros</text:p>
          </table:table-cell>
          <table:table-cell office:value-type="float" office:value="434321">
            <text:p>434321</text:p>
          </table:table-cell>
          <table:table-cell office:value-type="float" office:value="86864.2">
            <text:p>86864.2</text:p>
          </table:table-cell>
          <table:table-cell office:value-type="string" office:value="{'lat': -16.7282, 'lon': -43.8578}">
            <text:p>{'lat': -16.7282, 'lon': -43.8578}</text:p>
          </table:table-cell>
          <table:table-cell office:value-type="float" office:value="-16.7282">
            <text:p>-16.7282</text:p>
          </table:table-cell>
          <table:table-cell office:value-type="float" office:value="-43.8578">
            <text:p>-43.8578</text:p>
          </table:table-cell>
          <table:table-cell office:value-type="string" office:value="POINT (-43.8578 -16.7282)">
            <text:p>POINT (-43.8578 -16.7282)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6705">
            <text:p>6705</text:p>
          </table:table-cell>
          <table:table-cell office:value-type="string" office:value="Betim">
            <text:p>Betim</text:p>
          </table:table-cell>
          <table:table-cell office:value-type="float" office:value="429236">
            <text:p>429236</text:p>
          </table:table-cell>
          <table:table-cell office:value-type="float" office:value="85847.2">
            <text:p>85847.2</text:p>
          </table:table-cell>
          <table:table-cell office:value-type="string" office:value="{'lat': -19.9676, 'lon': -44.1984}">
            <text:p>{'lat': -19.9676, 'lon': -44.1984}</text:p>
          </table:table-cell>
          <table:table-cell office:value-type="float" office:value="-19.9676">
            <text:p>-19.9676</text:p>
          </table:table-cell>
          <table:table-cell office:value-type="float" office:value="-44.1984">
            <text:p>-44.1984</text:p>
          </table:table-cell>
          <table:table-cell office:value-type="string" office:value="POINT (-44.1984 -19.9676)">
            <text:p>POINT (-44.1984 -19.9676)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108">
            <text:p>1108</text:p>
          </table:table-cell>
          <table:table-cell office:value-type="string" office:value="Anápolis">
            <text:p>Anápolis</text:p>
          </table:table-cell>
          <table:table-cell office:value-type="float" office:value="415847">
            <text:p>415847</text:p>
          </table:table-cell>
          <table:table-cell office:value-type="float" office:value="83169.4">
            <text:p>83169.4</text:p>
          </table:table-cell>
          <table:table-cell office:value-type="string" office:value="{'lat': -16.3285, 'lon': -48.9534}">
            <text:p>{'lat': -16.3285, 'lon': -48.9534}</text:p>
          </table:table-cell>
          <table:table-cell office:value-type="float" office:value="-16.3285">
            <text:p>-16.3285</text:p>
          </table:table-cell>
          <table:table-cell office:value-type="float" office:value="-48.9534">
            <text:p>-48.9534</text:p>
          </table:table-cell>
          <table:table-cell office:value-type="string" office:value="POINT (-48.9534 -16.3285)">
            <text:p>POINT (-48.9534 -16.3285)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PE">
            <text:p>PE</text:p>
          </table:table-cell>
          <table:table-cell office:value-type="float" office:value="26">
            <text:p>26</text:p>
          </table:table-cell>
          <table:table-cell office:value-type="float" office:value="11101">
            <text:p>11101</text:p>
          </table:table-cell>
          <table:table-cell office:value-type="string" office:value="Petrolina">
            <text:p>Petrolina</text:p>
          </table:table-cell>
          <table:table-cell office:value-type="float" office:value="414083">
            <text:p>414083</text:p>
          </table:table-cell>
          <table:table-cell office:value-type="float" office:value="82816.6">
            <text:p>82816.6</text:p>
          </table:table-cell>
          <table:table-cell office:value-type="string" office:value="{'lat': -9.3830, 'lon': -40.5070}">
            <text:p>{'lat': -9.3830, 'lon': -40.5070}</text:p>
          </table:table-cell>
          <table:table-cell office:value-type="float" office:value="-9.383">
            <text:p>-9.383</text:p>
          </table:table-cell>
          <table:table-cell office:value-type="float" office:value="-40.507">
            <text:p>-40.507</text:p>
          </table:table-cell>
          <table:table-cell office:value-type="string" office:value="POINT (-40.507 -9.383)">
            <text:p>POINT (-40.507 -9.383)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3307">
            <text:p>33307</text:p>
          </table:table-cell>
          <table:table-cell office:value-type="string" office:value="Vitória da Conquista">
            <text:p>Vitória da Conquista</text:p>
          </table:table-cell>
          <table:table-cell office:value-type="float" office:value="394024">
            <text:p>394024</text:p>
          </table:table-cell>
          <table:table-cell office:value-type="float" office:value="78804.8">
            <text:p>78804.8</text:p>
          </table:table-cell>
          <table:table-cell office:value-type="string" office:value="{'lat': -14.8615, 'lon': -40.8448}">
            <text:p>{'lat': -14.8615, 'lon': -40.8448}</text:p>
          </table:table-cell>
          <table:table-cell office:value-type="float" office:value="-14.8615">
            <text:p>-14.8615</text:p>
          </table:table-cell>
          <table:table-cell office:value-type="float" office:value="-40.8448">
            <text:p>-40.8448</text:p>
          </table:table-cell>
          <table:table-cell office:value-type="string" office:value="POINT (-40.8448 -14.8615)">
            <text:p>POINT (-40.8448 -14.8615)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0107">
            <text:p>70107</text:p>
          </table:table-cell>
          <table:table-cell office:value-type="string" office:value="Uberaba">
            <text:p>Uberaba</text:p>
          </table:table-cell>
          <table:table-cell office:value-type="float" office:value="354142">
            <text:p>354142</text:p>
          </table:table-cell>
          <table:table-cell office:value-type="float" office:value="70828.4">
            <text:p>70828.4</text:p>
          </table:table-cell>
          <table:table-cell office:value-type="string" office:value="{'lat': -19.7477, 'lon': -47.9319}">
            <text:p>{'lat': -19.7477, 'lon': -47.9319}</text:p>
          </table:table-cell>
          <table:table-cell office:value-type="float" office:value="-19.7477">
            <text:p>-19.7477</text:p>
          </table:table-cell>
          <table:table-cell office:value-type="float" office:value="-47.9319">
            <text:p>-47.9319</text:p>
          </table:table-cell>
          <table:table-cell office:value-type="string" office:value="POINT (-47.9319 -19.7477)">
            <text:p>POINT (-47.9319 -19.7477)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54606">
            <text:p>54606</text:p>
          </table:table-cell>
          <table:table-cell office:value-type="string" office:value="Ribeirão das Neves">
            <text:p>Ribeirão das Neves</text:p>
          </table:table-cell>
          <table:table-cell office:value-type="float" office:value="344828">
            <text:p>344828</text:p>
          </table:table-cell>
          <table:table-cell office:value-type="float" office:value="68965.6">
            <text:p>68965.6</text:p>
          </table:table-cell>
          <table:table-cell office:value-type="string" office:value="{'lat': -19.7621, 'lon': -44.0844}">
            <text:p>{'lat': -19.7621, 'lon': -44.0844}</text:p>
          </table:table-cell>
          <table:table-cell office:value-type="float" office:value="-19.7621">
            <text:p>-19.7621</text:p>
          </table:table-cell>
          <table:table-cell office:value-type="float" office:value="-44.0844">
            <text:p>-44.0844</text:p>
          </table:table-cell>
          <table:table-cell office:value-type="string" office:value="POINT (-44.0844 -19.7621)">
            <text:p>POINT (-44.0844 -19.7621)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TO">
            <text:p>TO</text:p>
          </table:table-cell>
          <table:table-cell office:value-type="float" office:value="17">
            <text:p>17</text:p>
          </table:table-cell>
          <table:table-cell office:value-type="float" office:value="21000">
            <text:p>21000</text:p>
          </table:table-cell>
          <table:table-cell office:value-type="string" office:value="Palmas">
            <text:p>Palmas</text:p>
          </table:table-cell>
          <table:table-cell office:value-type="float" office:value="323625">
            <text:p>323625</text:p>
          </table:table-cell>
          <table:table-cell office:value-type="float" office:value="64725.0">
            <text:p>64725.0</text:p>
          </table:table-cell>
          <table:table-cell office:value-type="string" office:value="{'lat': -10.2491, 'lon': -48.3243}">
            <text:p>{'lat': -10.2491, 'lon': -48.3243}</text:p>
          </table:table-cell>
          <table:table-cell office:value-type="float" office:value="-10.2491">
            <text:p>-10.2491</text:p>
          </table:table-cell>
          <table:table-cell office:value-type="float" office:value="-48.3243">
            <text:p>-48.3243</text:p>
          </table:table-cell>
          <table:table-cell office:value-type="string" office:value="POINT (-48.3243 -10.2491)">
            <text:p>POINT (-48.3243 -10.2491)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5701">
            <text:p>5701</text:p>
          </table:table-cell>
          <table:table-cell office:value-type="string" office:value="Camaçari">
            <text:p>Camaçari</text:p>
          </table:table-cell>
          <table:table-cell office:value-type="float" office:value="319394">
            <text:p>319394</text:p>
          </table:table-cell>
          <table:table-cell office:value-type="float" office:value="63878.8">
            <text:p>63878.8</text:p>
          </table:table-cell>
          <table:table-cell office:value-type="string" office:value="{'lat': -12.6989, 'lon': -38.3263}">
            <text:p>{'lat': -12.6989, 'lon': -38.3263}</text:p>
          </table:table-cell>
          <table:table-cell office:value-type="float" office:value="-12.6989">
            <text:p>-12.6989</text:p>
          </table:table-cell>
          <table:table-cell office:value-type="float" office:value="-38.3263">
            <text:p>-38.3263</text:p>
          </table:table-cell>
          <table:table-cell office:value-type="string" office:value="POINT (-38.3263 -12.6989)">
            <text:p>POINT (-38.3263 -12.6989)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4208">
            <text:p>4208</text:p>
          </table:table-cell>
          <table:table-cell office:value-type="string" office:value="Marabá">
            <text:p>Marabá</text:p>
          </table:table-cell>
          <table:table-cell office:value-type="float" office:value="288513">
            <text:p>288513</text:p>
          </table:table-cell>
          <table:table-cell office:value-type="float" office:value="57702.6">
            <text:p>57702.6</text:p>
          </table:table-cell>
          <table:table-cell office:value-type="string" office:value="{'lat': -5.3807, 'lon': -49.1327}">
            <text:p>{'lat': -5.3807, 'lon': -49.1327}</text:p>
          </table:table-cell>
          <table:table-cell office:value-type="float" office:value="-5.3807">
            <text:p>-5.3807</text:p>
          </table:table-cell>
          <table:table-cell office:value-type="float" office:value="-49.1327">
            <text:p>-49.1327</text:p>
          </table:table-cell>
          <table:table-cell office:value-type="string" office:value="POINT (-49.1327 -5.3807)">
            <text:p>POINT (-49.1327 -5.3807)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5302">
            <text:p>5302</text:p>
          </table:table-cell>
          <table:table-cell office:value-type="string" office:value="Imperatriz">
            <text:p>Imperatriz</text:p>
          </table:table-cell>
          <table:table-cell office:value-type="float" office:value="285146">
            <text:p>285146</text:p>
          </table:table-cell>
          <table:table-cell office:value-type="float" office:value="57029.2">
            <text:p>57029.2</text:p>
          </table:table-cell>
          <table:table-cell office:value-type="string" office:value="{'lat': -5.5268, 'lon': -47.4775}">
            <text:p>{'lat': -5.5268, 'lon': -47.4775}</text:p>
          </table:table-cell>
          <table:table-cell office:value-type="float" office:value="-5.5268">
            <text:p>-5.5268</text:p>
          </table:table-cell>
          <table:table-cell office:value-type="float" office:value="-47.4775">
            <text:p>-47.4775</text:p>
          </table:table-cell>
          <table:table-cell office:value-type="string" office:value="POINT (-47.4775 -5.5268)">
            <text:p>POINT (-47.4775 -5.5268)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8407">
            <text:p>18407</text:p>
          </table:table-cell>
          <table:table-cell office:value-type="string" office:value="Juazeiro">
            <text:p>Juazeiro</text:p>
          </table:table-cell>
          <table:table-cell office:value-type="float" office:value="254481">
            <text:p>254481</text:p>
          </table:table-cell>
          <table:table-cell office:value-type="float" office:value="50896.2">
            <text:p>50896.2</text:p>
          </table:table-cell>
          <table:table-cell office:value-type="string" office:value="{'lat': -9.4138, 'lon': -40.5033}">
            <text:p>{'lat': -9.4138, 'lon': -40.5033}</text:p>
          </table:table-cell>
          <table:table-cell office:value-type="float" office:value="-9.4138">
            <text:p>-9.4138</text:p>
          </table:table-cell>
          <table:table-cell office:value-type="float" office:value="-40.5033">
            <text:p>-40.5033</text:p>
          </table:table-cell>
          <table:table-cell office:value-type="string" office:value="POINT (-40.5033 -9.4138)">
            <text:p>POINT (-40.5033 -9.4138)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2306">
            <text:p>22306</text:p>
          </table:table-cell>
          <table:table-cell office:value-type="string" office:value="Divinópolis">
            <text:p>Divinópolis</text:p>
          </table:table-cell>
          <table:table-cell office:value-type="float" office:value="242328">
            <text:p>242328</text:p>
          </table:table-cell>
          <table:table-cell office:value-type="float" office:value="48465.6">
            <text:p>48465.6</text:p>
          </table:table-cell>
          <table:table-cell office:value-type="string" office:value="{'lat': -20.1385, 'lon': -44.8838}">
            <text:p>{'lat': -20.1385, 'lon': -44.8838}</text:p>
          </table:table-cell>
          <table:table-cell office:value-type="float" office:value="-20.1385">
            <text:p>-20.1385</text:p>
          </table:table-cell>
          <table:table-cell office:value-type="float" office:value="-44.8838">
            <text:p>-44.8838</text:p>
          </table:table-cell>
          <table:table-cell office:value-type="string" office:value="POINT (-44.8838 -20.1385)">
            <text:p>POINT (-44.8838 -20.1385)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258">
            <text:p>258</text:p>
          </table:table-cell>
          <table:table-cell office:value-type="string" office:value="Águas Lindas de Goiás">
            <text:p>Águas Lindas de Goiás</text:p>
          </table:table-cell>
          <table:table-cell office:value-type="float" office:value="240613">
            <text:p>240613</text:p>
          </table:table-cell>
          <table:table-cell office:value-type="float" office:value="48122.6">
            <text:p>48122.6</text:p>
          </table:table-cell>
          <table:table-cell office:value-type="string" office:value="{'lat': -15.7622, 'lon': -48.2811}">
            <text:p>{'lat': -15.7622, 'lon': -48.2811}</text:p>
          </table:table-cell>
          <table:table-cell office:value-type="float" office:value="-15.7622">
            <text:p>-15.7622</text:p>
          </table:table-cell>
          <table:table-cell office:value-type="float" office:value="-48.2811">
            <text:p>-48.2811</text:p>
          </table:table-cell>
          <table:table-cell office:value-type="string" office:value="POINT (-48.2811 -15.7622)">
            <text:p>POINT (-48.2811 -15.7622)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67202">
            <text:p>67202</text:p>
          </table:table-cell>
          <table:table-cell office:value-type="string" office:value="Sete Lagoas">
            <text:p>Sete Lagoas</text:p>
          </table:table-cell>
          <table:table-cell office:value-type="float" office:value="237931">
            <text:p>237931</text:p>
          </table:table-cell>
          <table:table-cell office:value-type="float" office:value="47586.2">
            <text:p>47586.2</text:p>
          </table:table-cell>
          <table:table-cell office:value-type="string" office:value="{'lat': -19.4564, 'lon': -44.2413}">
            <text:p>{'lat': -19.4564, 'lon': -44.2413}</text:p>
          </table:table-cell>
          <table:table-cell office:value-type="float" office:value="-19.4564">
            <text:p>-19.4564</text:p>
          </table:table-cell>
          <table:table-cell office:value-type="float" office:value="-44.2413">
            <text:p>-44.2413</text:p>
          </table:table-cell>
          <table:table-cell office:value-type="string" office:value="POINT (-44.2413 -19.4564)">
            <text:p>POINT (-44.2413 -19.4564)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57807">
            <text:p>57807</text:p>
          </table:table-cell>
          <table:table-cell office:value-type="string" office:value="Santa Luzia">
            <text:p>Santa Luzia</text:p>
          </table:table-cell>
          <table:table-cell office:value-type="float" office:value="229483">
            <text:p>229483</text:p>
          </table:table-cell>
          <table:table-cell office:value-type="float" office:value="45896.6">
            <text:p>45896.6</text:p>
          </table:table-cell>
          <table:table-cell office:value-type="string" office:value="{'lat': -19.7697, 'lon': -43.8511}">
            <text:p>{'lat': -19.7697, 'lon': -43.8511}</text:p>
          </table:table-cell>
          <table:table-cell office:value-type="float" office:value="-19.7697">
            <text:p>-19.7697</text:p>
          </table:table-cell>
          <table:table-cell office:value-type="float" office:value="-43.8511">
            <text:p>-43.8511</text:p>
          </table:table-cell>
          <table:table-cell office:value-type="string" office:value="POINT (-43.8511 -19.7697)">
            <text:p>POINT (-43.8511 -19.7697)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2501">
            <text:p>12501</text:p>
          </table:table-cell>
          <table:table-cell office:value-type="string" office:value="Luziânia">
            <text:p>Luziânia</text:p>
          </table:table-cell>
          <table:table-cell office:value-type="float" office:value="218872">
            <text:p>218872</text:p>
          </table:table-cell>
          <table:table-cell office:value-type="float" office:value="43774.4">
            <text:p>43774.4</text:p>
          </table:table-cell>
          <table:table-cell office:value-type="string" office:value="{'lat': -16.2525, 'lon': -47.9503}">
            <text:p>{'lat': -16.2525, 'lon': -47.9503}</text:p>
          </table:table-cell>
          <table:table-cell office:value-type="float" office:value="-16.2525">
            <text:p>-16.2525</text:p>
          </table:table-cell>
          <table:table-cell office:value-type="float" office:value="-47.9503">
            <text:p>-47.9503</text:p>
          </table:table-cell>
          <table:table-cell office:value-type="string" office:value="POINT (-47.9503 -16.2525)">
            <text:p>POINT (-47.9503 -16.2525)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9207">
            <text:p>19207</text:p>
          </table:table-cell>
          <table:table-cell office:value-type="string" office:value="Lauro de Freitas">
            <text:p>Lauro de Freitas</text:p>
          </table:table-cell>
          <table:table-cell office:value-type="float" office:value="217960">
            <text:p>217960</text:p>
          </table:table-cell>
          <table:table-cell office:value-type="float" office:value="43592.0">
            <text:p>43592.0</text:p>
          </table:table-cell>
          <table:table-cell office:value-type="string" office:value="{'lat': -12.8973, 'lon': -38.3235}">
            <text:p>{'lat': -12.8973, 'lon': -38.3235}</text:p>
          </table:table-cell>
          <table:table-cell office:value-type="float" office:value="-12.8973">
            <text:p>-12.8973</text:p>
          </table:table-cell>
          <table:table-cell office:value-type="float" office:value="-38.3235">
            <text:p>-38.3235</text:p>
          </table:table-cell>
          <table:table-cell office:value-type="string" office:value="POINT (-38.3235 -12.8973)">
            <text:p>POINT (-38.3235 -12.8973)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21858">
            <text:p>21858</text:p>
          </table:table-cell>
          <table:table-cell office:value-type="string" office:value="Valparaíso de Goiás">
            <text:p>Valparaíso de Goiás</text:p>
          </table:table-cell>
          <table:table-cell office:value-type="float" office:value="213506">
            <text:p>213506</text:p>
          </table:table-cell>
          <table:table-cell office:value-type="float" office:value="42701.2">
            <text:p>42701.2</text:p>
          </table:table-cell>
          <table:table-cell office:value-type="string" office:value="{'lat': -16.0651, 'lon': -47.9757}">
            <text:p>{'lat': -16.0651, 'lon': -47.9757}</text:p>
          </table:table-cell>
          <table:table-cell office:value-type="float" office:value="-16.0651">
            <text:p>-16.0651</text:p>
          </table:table-cell>
          <table:table-cell office:value-type="float" office:value="-47.9757">
            <text:p>-47.9757</text:p>
          </table:table-cell>
          <table:table-cell office:value-type="string" office:value="POINT (-47.9757 -16.0651)">
            <text:p>POINT (-47.9757 -16.0651)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office:value-type="string" office:value="Castanhal">
            <text:p>Castanhal</text:p>
          </table:table-cell>
          <table:table-cell office:value-type="float" office:value="207603">
            <text:p>207603</text:p>
          </table:table-cell>
          <table:table-cell office:value-type="float" office:value="41520.6">
            <text:p>41520.6</text:p>
          </table:table-cell>
          <table:table-cell office:value-type="string" office:value="{'lat': -1.2978, 'lon': -47.9227}">
            <text:p>{'lat': -1.2978, 'lon': -47.9227}</text:p>
          </table:table-cell>
          <table:table-cell office:value-type="float" office:value="-1.2978">
            <text:p>-1.2978</text:p>
          </table:table-cell>
          <table:table-cell office:value-type="float" office:value="-47.9227">
            <text:p>-47.9227</text:p>
          </table:table-cell>
          <table:table-cell office:value-type="string" office:value="POINT (-47.9227 -1.2978)">
            <text:p>POINT (-47.9227 -1.2978)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4805">
            <text:p>4805</text:p>
          </table:table-cell>
          <table:table-cell office:value-type="string" office:value="Nossa Senhora do Socorro">
            <text:p>Nossa Senhora do Socorro</text:p>
          </table:table-cell>
          <table:table-cell office:value-type="float" office:value="202450">
            <text:p>202450</text:p>
          </table:table-cell>
          <table:table-cell office:value-type="float" office:value="40490.0">
            <text:p>40490.0</text:p>
          </table:table-cell>
          <table:table-cell office:value-type="string" office:value="{'lat': -10.8542, 'lon': -37.1266}">
            <text:p>{'lat': -10.8542, 'lon': -37.1266}</text:p>
          </table:table-cell>
          <table:table-cell office:value-type="float" office:value="-10.8542">
            <text:p>-10.8542</text:p>
          </table:table-cell>
          <table:table-cell office:value-type="float" office:value="-37.1266">
            <text:p>-37.1266</text:p>
          </table:table-cell>
          <table:table-cell office:value-type="string" office:value="POINT (-37.1266 -10.8542)">
            <text:p>POINT (-37.1266 -10.8542)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4802">
            <text:p>14802</text:p>
          </table:table-cell>
          <table:table-cell office:value-type="string" office:value="Itabuna">
            <text:p>Itabuna</text:p>
          </table:table-cell>
          <table:table-cell office:value-type="float" office:value="196676">
            <text:p>196676</text:p>
          </table:table-cell>
          <table:table-cell office:value-type="float" office:value="39335.2">
            <text:p>39335.2</text:p>
          </table:table-cell>
          <table:table-cell office:value-type="string" office:value="{'lat': -14.7935, 'lon': -39.2761}">
            <text:p>{'lat': -14.7935, 'lon': -39.2761}</text:p>
          </table:table-cell>
          <table:table-cell office:value-type="float" office:value="-14.7935">
            <text:p>-14.7935</text:p>
          </table:table-cell>
          <table:table-cell office:value-type="float" office:value="-39.2761">
            <text:p>-39.2761</text:p>
          </table:table-cell>
          <table:table-cell office:value-type="string" office:value="POINT (-39.2761 -14.7935)">
            <text:p>POINT (-39.2761 -14.7935)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3606">
            <text:p>13606</text:p>
          </table:table-cell>
          <table:table-cell office:value-type="string" office:value="Ilhéus">
            <text:p>Ilhéus</text:p>
          </table:table-cell>
          <table:table-cell office:value-type="float" office:value="189028">
            <text:p>189028</text:p>
          </table:table-cell>
          <table:table-cell office:value-type="float" office:value="37805.6">
            <text:p>37805.6</text:p>
          </table:table-cell>
          <table:table-cell office:value-type="string" office:value="{'lat': -14.7936, 'lon': -39.0396}">
            <text:p>{'lat': -14.7936, 'lon': -39.0396}</text:p>
          </table:table-cell>
          <table:table-cell office:value-type="float" office:value="-14.7936">
            <text:p>-14.7936</text:p>
          </table:table-cell>
          <table:table-cell office:value-type="float" office:value="-39.0396">
            <text:p>-39.0396</text:p>
          </table:table-cell>
          <table:table-cell office:value-type="string" office:value="POINT (-39.0396 -14.7936)">
            <text:p>POINT (-39.0396 -14.7936)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9806">
            <text:p>29806</text:p>
          </table:table-cell>
          <table:table-cell office:value-type="string" office:value="Ibirité">
            <text:p>Ibirité</text:p>
          </table:table-cell>
          <table:table-cell office:value-type="float" office:value="178713">
            <text:p>178713</text:p>
          </table:table-cell>
          <table:table-cell office:value-type="float" office:value="35742.6">
            <text:p>35742.6</text:p>
          </table:table-cell>
          <table:table-cell office:value-type="string" office:value="{'lat': -20.0255, 'lon': -44.0583}">
            <text:p>{'lat': -20.0255, 'lon': -44.0583}</text:p>
          </table:table-cell>
          <table:table-cell office:value-type="float" office:value="-20.0255">
            <text:p>-20.0255</text:p>
          </table:table-cell>
          <table:table-cell office:value-type="float" office:value="-44.0583">
            <text:p>-44.0583</text:p>
          </table:table-cell>
          <table:table-cell office:value-type="string" office:value="POINT (-44.0583 -20.0255)">
            <text:p>POINT (-44.0583 -20.0255)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string" office:value="Abaetetuba">
            <text:p>Abaetetuba</text:p>
          </table:table-cell>
          <table:table-cell office:value-type="float" office:value="170999">
            <text:p>170999</text:p>
          </table:table-cell>
          <table:table-cell office:value-type="float" office:value="34199.8">
            <text:p>34199.8</text:p>
          </table:table-cell>
          <table:table-cell office:value-type="string" office:value="{'lat': -1.7200, 'lon': -48.8789}">
            <text:p>{'lat': -1.7200, 'lon': -48.8789}</text:p>
          </table:table-cell>
          <table:table-cell office:value-type="float" office:value="-1.72">
            <text:p>-1.72</text:p>
          </table:table-cell>
          <table:table-cell office:value-type="float" office:value="-48.8789">
            <text:p>-48.8789</text:p>
          </table:table-cell>
          <table:table-cell office:value-type="string" office:value="POINT (-48.8789 -1.72)">
            <text:p>POINT (-48.8789 -1.72)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201">
            <text:p>3201</text:p>
          </table:table-cell>
          <table:table-cell office:value-type="string" office:value="Barreiras">
            <text:p>Barreiras</text:p>
          </table:table-cell>
          <table:table-cell office:value-type="float" office:value="170667">
            <text:p>170667</text:p>
          </table:table-cell>
          <table:table-cell office:value-type="float" office:value="34133.4">
            <text:p>34133.4</text:p>
          </table:table-cell>
          <table:table-cell office:value-type="string" office:value="{'lat': -12.1525, 'lon': -44.9916}">
            <text:p>{'lat': -12.1525, 'lon': -44.9916}</text:p>
          </table:table-cell>
          <table:table-cell office:value-type="float" office:value="-12.1525">
            <text:p>-12.1525</text:p>
          </table:table-cell>
          <table:table-cell office:value-type="float" office:value="-44.9916">
            <text:p>-44.9916</text:p>
          </table:table-cell>
          <table:table-cell office:value-type="string" office:value="POINT (-44.9916 -12.1525)">
            <text:p>POINT (-44.9916 -12.1525)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20454">
            <text:p>20454</text:p>
          </table:table-cell>
          <table:table-cell office:value-type="string" office:value="Senador Canedo">
            <text:p>Senador Canedo</text:p>
          </table:table-cell>
          <table:table-cell office:value-type="float" office:value="169849">
            <text:p>169849</text:p>
          </table:table-cell>
          <table:table-cell office:value-type="float" office:value="33969.8">
            <text:p>33969.8</text:p>
          </table:table-cell>
          <table:table-cell office:value-type="string" office:value="{'lat': -16.7084, 'lon': -49.0945}">
            <text:p>{'lat': -16.7084, 'lon': -49.0945}</text:p>
          </table:table-cell>
          <table:table-cell office:value-type="float" office:value="-16.7084">
            <text:p>-16.7084</text:p>
          </table:table-cell>
          <table:table-cell office:value-type="float" office:value="-49.0945">
            <text:p>-49.0945</text:p>
          </table:table-cell>
          <table:table-cell office:value-type="string" office:value="POINT (-49.0945 -16.7084)">
            <text:p>POINT (-49.0945 -16.7084)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8001">
            <text:p>18001</text:p>
          </table:table-cell>
          <table:table-cell office:value-type="string" office:value="Jequié">
            <text:p>Jequié</text:p>
          </table:table-cell>
          <table:table-cell office:value-type="float" office:value="168733">
            <text:p>168733</text:p>
          </table:table-cell>
          <table:table-cell office:value-type="float" office:value="33746.6">
            <text:p>33746.6</text:p>
          </table:table-cell>
          <table:table-cell office:value-type="string" office:value="{'lat': -13.8581, 'lon': -40.0872}">
            <text:p>{'lat': -13.8581, 'lon': -40.0872}</text:p>
          </table:table-cell>
          <table:table-cell office:value-type="float" office:value="-13.8581">
            <text:p>-13.8581</text:p>
          </table:table-cell>
          <table:table-cell office:value-type="float" office:value="-40.0872">
            <text:p>-40.0872</text:p>
          </table:table-cell>
          <table:table-cell office:value-type="string" office:value="POINT (-40.0872 -13.8581)">
            <text:p>POINT (-40.0872 -13.8581)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8004">
            <text:p>48004</text:p>
          </table:table-cell>
          <table:table-cell office:value-type="string" office:value="Patos de Minas">
            <text:p>Patos de Minas</text:p>
          </table:table-cell>
          <table:table-cell office:value-type="float" office:value="167870">
            <text:p>167870</text:p>
          </table:table-cell>
          <table:table-cell office:value-type="float" office:value="33574.0">
            <text:p>33574.0</text:p>
          </table:table-cell>
          <table:table-cell office:value-type="string" office:value="{'lat': -18.5789, 'lon': -46.5181}">
            <text:p>{'lat': -18.5789, 'lon': -46.5181}</text:p>
          </table:table-cell>
          <table:table-cell office:value-type="float" office:value="-18.5789">
            <text:p>-18.5789</text:p>
          </table:table-cell>
          <table:table-cell office:value-type="float" office:value="-46.5181">
            <text:p>-46.5181</text:p>
          </table:table-cell>
          <table:table-cell office:value-type="string" office:value="POINT (-46.5181 -18.5789)">
            <text:p>POINT (-46.5181 -18.5789)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702">
            <text:p>702</text:p>
          </table:table-cell>
          <table:table-cell office:value-type="string" office:value="Alagoinhas">
            <text:p>Alagoinhas</text:p>
          </table:table-cell>
          <table:table-cell office:value-type="float" office:value="160662">
            <text:p>160662</text:p>
          </table:table-cell>
          <table:table-cell office:value-type="float" office:value="32132.4">
            <text:p>32132.4</text:p>
          </table:table-cell>
          <table:table-cell office:value-type="string" office:value="{'lat': -12.1379, 'lon': -38.4249}">
            <text:p>{'lat': -12.1379, 'lon': -38.4249}</text:p>
          </table:table-cell>
          <table:table-cell office:value-type="float" office:value="-12.1379">
            <text:p>-12.1379</text:p>
          </table:table-cell>
          <table:table-cell office:value-type="float" office:value="-38.4249">
            <text:p>-38.4249</text:p>
          </table:table-cell>
          <table:table-cell office:value-type="string" office:value="POINT (-38.4249 -12.1379)">
            <text:p>POINT (-38.4249 -12.1379)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21403">
            <text:p>21403</text:p>
          </table:table-cell>
          <table:table-cell office:value-type="string" office:value="Trindade">
            <text:p>Trindade</text:p>
          </table:table-cell>
          <table:table-cell office:value-type="float" office:value="150858">
            <text:p>150858</text:p>
          </table:table-cell>
          <table:table-cell office:value-type="float" office:value="30171.6">
            <text:p>30171.6</text:p>
          </table:table-cell>
          <table:table-cell office:value-type="string" office:value="{'lat': -16.6514, 'lon': -49.4891}">
            <text:p>{'lat': -16.6514, 'lon': -49.4891}</text:p>
          </table:table-cell>
          <table:table-cell office:value-type="float" office:value="-16.6514">
            <text:p>-16.6514</text:p>
          </table:table-cell>
          <table:table-cell office:value-type="float" office:value="-49.4891">
            <text:p>-49.4891</text:p>
          </table:table-cell>
          <table:table-cell office:value-type="string" office:value="POINT (-49.4891 -16.6514)">
            <text:p>POINT (-49.4891 -16.6514)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103">
            <text:p>2103</text:p>
          </table:table-cell>
          <table:table-cell office:value-type="string" office:value="Cametá">
            <text:p>Cametá</text:p>
          </table:table-cell>
          <table:table-cell office:value-type="float" office:value="143837">
            <text:p>143837</text:p>
          </table:table-cell>
          <table:table-cell office:value-type="float" office:value="28767.4">
            <text:p>28767.4</text:p>
          </table:table-cell>
          <table:table-cell office:value-type="string" office:value="{'lat': -2.2444, 'lon': -49.4979}">
            <text:p>{'lat': -2.2444, 'lon': -49.4979}</text:p>
          </table:table-cell>
          <table:table-cell office:value-type="float" office:value="-2.2444">
            <text:p>-2.2444</text:p>
          </table:table-cell>
          <table:table-cell office:value-type="float" office:value="-49.4979">
            <text:p>-49.4979</text:p>
          </table:table-cell>
          <table:table-cell office:value-type="string" office:value="POINT (-49.4979 -2.2444)">
            <text:p>POINT (-49.4979 -2.2444)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18304">
            <text:p>18304</text:p>
          </table:table-cell>
          <table:table-cell office:value-type="string" office:value="Conselheiro Lafaiete">
            <text:p>Conselheiro Lafaiete</text:p>
          </table:table-cell>
          <table:table-cell office:value-type="float" office:value="137980">
            <text:p>137980</text:p>
          </table:table-cell>
          <table:table-cell office:value-type="float" office:value="27596.0">
            <text:p>27596.0</text:p>
          </table:table-cell>
          <table:table-cell office:value-type="string" office:value="{'lat': -20.6609, 'lon': -43.7866}">
            <text:p>{'lat': -20.6609, 'lon': -43.7866}</text:p>
          </table:table-cell>
          <table:table-cell office:value-type="float" office:value="-20.6609">
            <text:p>-20.6609</text:p>
          </table:table-cell>
          <table:table-cell office:value-type="float" office:value="-43.7866">
            <text:p>-43.7866</text:p>
          </table:table-cell>
          <table:table-cell office:value-type="string" office:value="POINT (-43.7866 -20.6609)">
            <text:p>POINT (-43.7866 -20.6609)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303">
            <text:p>1303</text:p>
          </table:table-cell>
          <table:table-cell office:value-type="string" office:value="Barcarena">
            <text:p>Barcarena</text:p>
          </table:table-cell>
          <table:table-cell office:value-type="float" office:value="137331">
            <text:p>137331</text:p>
          </table:table-cell>
          <table:table-cell office:value-type="float" office:value="27466.2">
            <text:p>27466.2</text:p>
          </table:table-cell>
          <table:table-cell office:value-type="string" office:value="{'lat': -1.5055, 'lon': -48.6257}">
            <text:p>{'lat': -1.5055, 'lon': -48.6257}</text:p>
          </table:table-cell>
          <table:table-cell office:value-type="float" office:value="-1.5055">
            <text:p>-1.5055</text:p>
          </table:table-cell>
          <table:table-cell office:value-type="float" office:value="-48.6257">
            <text:p>-48.6257</text:p>
          </table:table-cell>
          <table:table-cell office:value-type="string" office:value="POINT (-48.6257 -1.5055)">
            <text:p>POINT (-48.6257 -1.5055)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1204">
            <text:p>71204</text:p>
          </table:table-cell>
          <table:table-cell office:value-type="string" office:value="Vespasiano">
            <text:p>Vespasiano</text:p>
          </table:table-cell>
          <table:table-cell office:value-type="float" office:value="136826">
            <text:p>136826</text:p>
          </table:table-cell>
          <table:table-cell office:value-type="float" office:value="27365.2">
            <text:p>27365.2</text:p>
          </table:table-cell>
          <table:table-cell office:value-type="string" office:value="{'lat': -19.6883, 'lon': -43.9236}">
            <text:p>{'lat': -19.6883, 'lon': -43.9236}</text:p>
          </table:table-cell>
          <table:table-cell office:value-type="float" office:value="-19.6883">
            <text:p>-19.6883</text:p>
          </table:table-cell>
          <table:table-cell office:value-type="float" office:value="-43.9236">
            <text:p>-43.9236</text:p>
          </table:table-cell>
          <table:table-cell office:value-type="string" office:value="POINT (-43.9236 -19.6883)">
            <text:p>POINT (-43.9236 -19.6883)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56700">
            <text:p>56700</text:p>
          </table:table-cell>
          <table:table-cell office:value-type="string" office:value="Sabará">
            <text:p>Sabará</text:p>
          </table:table-cell>
          <table:table-cell office:value-type="float" office:value="134286">
            <text:p>134286</text:p>
          </table:table-cell>
          <table:table-cell office:value-type="float" office:value="26857.2">
            <text:p>26857.2</text:p>
          </table:table-cell>
          <table:table-cell office:value-type="string" office:value="{'lat': -19.8922, 'lon': -43.8265}">
            <text:p>{'lat': -19.8922, 'lon': -43.8265}</text:p>
          </table:table-cell>
          <table:table-cell office:value-type="float" office:value="-19.8922">
            <text:p>-19.8922</text:p>
          </table:table-cell>
          <table:table-cell office:value-type="float" office:value="-43.8265">
            <text:p>-43.8265</text:p>
          </table:table-cell>
          <table:table-cell office:value-type="string" office:value="POINT (-43.8265 -19.8922)">
            <text:p>POINT (-43.8265 -19.8922)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709">
            <text:p>1709</text:p>
          </table:table-cell>
          <table:table-cell office:value-type="string" office:value="Bragança">
            <text:p>Bragança</text:p>
          </table:table-cell>
          <table:table-cell office:value-type="float" office:value="131679">
            <text:p>131679</text:p>
          </table:table-cell>
          <table:table-cell office:value-type="float" office:value="26335.8">
            <text:p>26335.8</text:p>
          </table:table-cell>
          <table:table-cell office:value-type="string" office:value="{'lat': -1.0548, 'lon': -46.7659}">
            <text:p>{'lat': -1.0548, 'lon': -46.7659}</text:p>
          </table:table-cell>
          <table:table-cell office:value-type="float" office:value="-1.0548">
            <text:p>-1.0548</text:p>
          </table:table-cell>
          <table:table-cell office:value-type="float" office:value="-46.7659">
            <text:p>-46.7659</text:p>
          </table:table-cell>
          <table:table-cell office:value-type="string" office:value="POINT (-46.7659 -1.0548)">
            <text:p>POINT (-46.7659 -1.0548)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504">
            <text:p>3504</text:p>
          </table:table-cell>
          <table:table-cell office:value-type="string" office:value="Araguari">
            <text:p>Araguari</text:p>
          </table:table-cell>
          <table:table-cell office:value-type="float" office:value="122874">
            <text:p>122874</text:p>
          </table:table-cell>
          <table:table-cell office:value-type="float" office:value="24574.8">
            <text:p>24574.8</text:p>
          </table:table-cell>
          <table:table-cell office:value-type="string" office:value="{'lat': -18.6490, 'lon': -48.1878}">
            <text:p>{'lat': -18.6490, 'lon': -48.1878}</text:p>
          </table:table-cell>
          <table:table-cell office:value-type="float" office:value="-18.649">
            <text:p>-18.649</text:p>
          </table:table-cell>
          <table:table-cell office:value-type="float" office:value="-48.1878">
            <text:p>-48.1878</text:p>
          </table:table-cell>
          <table:table-cell office:value-type="string" office:value="POINT (-48.1878 -18.649)">
            <text:p>POINT (-48.1878 -18.649)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5109">
            <text:p>5109</text:p>
          </table:table-cell>
          <table:table-cell office:value-type="string" office:value="Catalão">
            <text:p>Catalão</text:p>
          </table:table-cell>
          <table:table-cell office:value-type="float" office:value="120789">
            <text:p>120789</text:p>
          </table:table-cell>
          <table:table-cell office:value-type="float" office:value="24157.8">
            <text:p>24157.8</text:p>
          </table:table-cell>
          <table:table-cell office:value-type="string" office:value="{'lat': -18.1656, 'lon': -47.9458}">
            <text:p>{'lat': -18.1656, 'lon': -47.9458}</text:p>
          </table:table-cell>
          <table:table-cell office:value-type="float" office:value="-18.1656">
            <text:p>-18.1656</text:p>
          </table:table-cell>
          <table:table-cell office:value-type="float" office:value="-47.9458">
            <text:p>-47.9458</text:p>
          </table:table-cell>
          <table:table-cell office:value-type="string" office:value="POINT (-47.9458 -18.1656)">
            <text:p>POINT (-47.9458 -18.1656)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8004">
            <text:p>8004</text:p>
          </table:table-cell>
          <table:table-cell office:value-type="string" office:value="Formosa">
            <text:p>Formosa</text:p>
          </table:table-cell>
          <table:table-cell office:value-type="float" office:value="120478">
            <text:p>120478</text:p>
          </table:table-cell>
          <table:table-cell office:value-type="float" office:value="24095.6">
            <text:p>24095.6</text:p>
          </table:table-cell>
          <table:table-cell office:value-type="string" office:value="{'lat': -15.5401, 'lon': -47.3345}">
            <text:p>{'lat': -15.5401, 'lon': -47.3345}</text:p>
          </table:table-cell>
          <table:table-cell office:value-type="float" office:value="-15.5401">
            <text:p>-15.5401</text:p>
          </table:table-cell>
          <table:table-cell office:value-type="float" office:value="-47.3345">
            <text:p>-47.3345</text:p>
          </table:table-cell>
          <table:table-cell office:value-type="string" office:value="POINT (-47.3345 -15.5401)">
            <text:p>POINT (-47.3345 -15.5401)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0709">
            <text:p>30709</text:p>
          </table:table-cell>
          <table:table-cell office:value-type="string" office:value="Simões Filho">
            <text:p>Simões Filho</text:p>
          </table:table-cell>
          <table:table-cell office:value-type="float" office:value="120394">
            <text:p>120394</text:p>
          </table:table-cell>
          <table:table-cell office:value-type="float" office:value="24078.8">
            <text:p>24078.8</text:p>
          </table:table-cell>
          <table:table-cell office:value-type="string" office:value="{'lat': -12.7822, 'lon': -38.4023}">
            <text:p>{'lat': -12.7822, 'lon': -38.4023}</text:p>
          </table:table-cell>
          <table:table-cell office:value-type="float" office:value="-12.7822">
            <text:p>-12.7822</text:p>
          </table:table-cell>
          <table:table-cell office:value-type="float" office:value="-38.4023">
            <text:p>-38.4023</text:p>
          </table:table-cell>
          <table:table-cell office:value-type="string" office:value="POINT (-38.4023 -12.7822)">
            <text:p>POINT (-38.4023 -12.7822)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4805">
            <text:p>44805</text:p>
          </table:table-cell>
          <table:table-cell office:value-type="string" office:value="Nova Lima">
            <text:p>Nova Lima</text:p>
          </table:table-cell>
          <table:table-cell office:value-type="float" office:value="119142">
            <text:p>119142</text:p>
          </table:table-cell>
          <table:table-cell office:value-type="float" office:value="23828.4">
            <text:p>23828.4</text:p>
          </table:table-cell>
          <table:table-cell office:value-type="string" office:value="{'lat': -19.9859, 'lon': -43.8465}">
            <text:p>{'lat': -19.9859, 'lon': -43.8465}</text:p>
          </table:table-cell>
          <table:table-cell office:value-type="float" office:value="-19.9859">
            <text:p>-19.9859</text:p>
          </table:table-cell>
          <table:table-cell office:value-type="float" office:value="-43.8465">
            <text:p>-43.8465</text:p>
          </table:table-cell>
          <table:table-cell office:value-type="string" office:value="POINT (-43.8465 -19.9859)">
            <text:p>POINT (-43.8465 -19.9859)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4009">
            <text:p>24009</text:p>
          </table:table-cell>
          <table:table-cell office:value-type="string" office:value="Paulo Afonso">
            <text:p>Paulo Afonso</text:p>
          </table:table-cell>
          <table:table-cell office:value-type="float" office:value="119128">
            <text:p>119128</text:p>
          </table:table-cell>
          <table:table-cell office:value-type="float" office:value="23825.6">
            <text:p>23825.6</text:p>
          </table:table-cell>
          <table:table-cell office:value-type="string" office:value="{'lat': -9.4061, 'lon': -38.2217}">
            <text:p>{'lat': -9.4061, 'lon': -38.2217}</text:p>
          </table:table-cell>
          <table:table-cell office:value-type="float" office:value="-9.4061">
            <text:p>-9.4061</text:p>
          </table:table-cell>
          <table:table-cell office:value-type="float" office:value="-38.2217">
            <text:p>-38.2217</text:p>
          </table:table-cell>
          <table:table-cell office:value-type="string" office:value="POINT (-38.2217 -9.4061)">
            <text:p>POINT (-38.2217 -9.4061)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4422">
            <text:p>4422</text:p>
          </table:table-cell>
          <table:table-cell office:value-type="string" office:value="Marituba">
            <text:p>Marituba</text:p>
          </table:table-cell>
          <table:table-cell office:value-type="float" office:value="118998">
            <text:p>118998</text:p>
          </table:table-cell>
          <table:table-cell office:value-type="float" office:value="23799.6">
            <text:p>23799.6</text:p>
          </table:table-cell>
          <table:table-cell office:value-type="string" office:value="{'lat': -1.3656, 'lon': -48.3422}">
            <text:p>{'lat': -1.3656, 'lon': -48.3422}</text:p>
          </table:table-cell>
          <table:table-cell office:value-type="float" office:value="-1.3656">
            <text:p>-1.3656</text:p>
          </table:table-cell>
          <table:table-cell office:value-type="float" office:value="-48.3422">
            <text:p>-48.3422</text:p>
          </table:table-cell>
          <table:table-cell office:value-type="string" office:value="POINT (-48.3422 -1.3656)">
            <text:p>POINT (-48.3422 -1.3656)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1703">
            <text:p>31703</text:p>
          </table:table-cell>
          <table:table-cell office:value-type="string" office:value="Itabira">
            <text:p>Itabira</text:p>
          </table:table-cell>
          <table:table-cell office:value-type="float" office:value="117747">
            <text:p>117747</text:p>
          </table:table-cell>
          <table:table-cell office:value-type="float" office:value="23549.4">
            <text:p>23549.4</text:p>
          </table:table-cell>
          <table:table-cell office:value-type="string" office:value="{'lat': -19.6192, 'lon': -43.2316}">
            <text:p>{'lat': -19.6192, 'lon': -43.2316}</text:p>
          </table:table-cell>
          <table:table-cell office:value-type="float" office:value="-19.6192">
            <text:p>-19.6192</text:p>
          </table:table-cell>
          <table:table-cell office:value-type="float" office:value="-43.2316">
            <text:p>-43.2316</text:p>
          </table:table-cell>
          <table:table-cell office:value-type="string" office:value="POINT (-43.2316 -19.6192)">
            <text:p>POINT (-43.2316 -19.6192)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007">
            <text:p>4007</text:p>
          </table:table-cell>
          <table:table-cell office:value-type="string" office:value="Araxá">
            <text:p>Araxá</text:p>
          </table:table-cell>
          <table:table-cell office:value-type="float" office:value="117677">
            <text:p>117677</text:p>
          </table:table-cell>
          <table:table-cell office:value-type="float" office:value="23535.4">
            <text:p>23535.4</text:p>
          </table:table-cell>
          <table:table-cell office:value-type="string" office:value="{'lat': -19.5933, 'lon': -46.9363}">
            <text:p>{'lat': -19.5933, 'lon': -46.9363}</text:p>
          </table:table-cell>
          <table:table-cell office:value-type="float" office:value="-19.5933">
            <text:p>-19.5933</text:p>
          </table:table-cell>
          <table:table-cell office:value-type="float" office:value="-46.9363">
            <text:p>-46.9363</text:p>
          </table:table-cell>
          <table:table-cell office:value-type="string" office:value="POINT (-46.9363 -19.5933)">
            <text:p>POINT (-46.9363 -19.5933)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9553">
            <text:p>19553</text:p>
          </table:table-cell>
          <table:table-cell office:value-type="string" office:value="Luís Eduardo Magalhães">
            <text:p>Luís Eduardo Magalhães</text:p>
          </table:table-cell>
          <table:table-cell office:value-type="float" office:value="116662">
            <text:p>116662</text:p>
          </table:table-cell>
          <table:table-cell office:value-type="float" office:value="23332.4">
            <text:p>23332.4</text:p>
          </table:table-cell>
          <table:table-cell office:value-type="string" office:value="{'lat': -12.0804, 'lon': -45.7861}">
            <text:p>{'lat': -12.0804, 'lon': -45.7861}</text:p>
          </table:table-cell>
          <table:table-cell office:value-type="float" office:value="-12.0804">
            <text:p>-12.0804</text:p>
          </table:table-cell>
          <table:table-cell office:value-type="float" office:value="-45.7861">
            <text:p>-45.7861</text:p>
          </table:table-cell>
          <table:table-cell office:value-type="string" office:value="POINT (-45.7861 -12.0804)">
            <text:p>POINT (-45.7861 -12.0804)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808">
            <text:p>1808</text:p>
          </table:table-cell>
          <table:table-cell office:value-type="string" office:value="Breves">
            <text:p>Breves</text:p>
          </table:table-cell>
          <table:table-cell office:value-type="float" office:value="115051">
            <text:p>115051</text:p>
          </table:table-cell>
          <table:table-cell office:value-type="float" office:value="23010.2">
            <text:p>23010.2</text:p>
          </table:table-cell>
          <table:table-cell office:value-type="string" office:value="{'lat': -1.6825, 'lon': -50.4808}">
            <text:p>{'lat': -1.6825, 'lon': -50.4808}</text:p>
          </table:table-cell>
          <table:table-cell office:value-type="float" office:value="-1.6825">
            <text:p>-1.6825</text:p>
          </table:table-cell>
          <table:table-cell office:value-type="float" office:value="-50.4808">
            <text:p>-50.4808</text:p>
          </table:table-cell>
          <table:table-cell office:value-type="string" office:value="POINT (-50.4808 -1.6825)">
            <text:p>POINT (-50.4808 -1.6825)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5208">
            <text:p>45208</text:p>
          </table:table-cell>
          <table:table-cell office:value-type="string" office:value="Nova Serrana">
            <text:p>Nova Serrana</text:p>
          </table:table-cell>
          <table:table-cell office:value-type="float" office:value="112910">
            <text:p>112910</text:p>
          </table:table-cell>
          <table:table-cell office:value-type="float" office:value="22582.0">
            <text:p>22582.0</text:p>
          </table:table-cell>
          <table:table-cell office:value-type="string" office:value="{'lat': -19.8753, 'lon': -44.9841}">
            <text:p>{'lat': -19.8753, 'lon': -44.9841}</text:p>
          </table:table-cell>
          <table:table-cell office:value-type="float" office:value="-19.8753">
            <text:p>-19.8753</text:p>
          </table:table-cell>
          <table:table-cell office:value-type="float" office:value="-44.9841">
            <text:p>-44.9841</text:p>
          </table:table-cell>
          <table:table-cell office:value-type="string" office:value="POINT (-44.9841 -19.8753)">
            <text:p>POINT (-44.9841 -19.8753)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5502">
            <text:p>5502</text:p>
          </table:table-cell>
          <table:table-cell office:value-type="string" office:value="Paragominas">
            <text:p>Paragominas</text:p>
          </table:table-cell>
          <table:table-cell office:value-type="float" office:value="112843">
            <text:p>112843</text:p>
          </table:table-cell>
          <table:table-cell office:value-type="float" office:value="22568.6">
            <text:p>22568.6</text:p>
          </table:table-cell>
          <table:table-cell office:value-type="string" office:value="{'lat': -3.0008, 'lon': -47.3527}">
            <text:p>{'lat': -3.0008, 'lon': -47.3527}</text:p>
          </table:table-cell>
          <table:table-cell office:value-type="float" office:value="-3.0008">
            <text:p>-3.0008</text:p>
          </table:table-cell>
          <table:table-cell office:value-type="float" office:value="-47.3527">
            <text:p>-47.3527</text:p>
          </table:table-cell>
          <table:table-cell office:value-type="string" office:value="POINT (-47.3527 -3.0008)">
            <text:p>POINT (-47.3527 -3.0008)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7609">
            <text:p>17609</text:p>
          </table:table-cell>
          <table:table-cell office:value-type="string" office:value="Planaltina">
            <text:p>Planaltina</text:p>
          </table:table-cell>
          <table:table-cell office:value-type="float" office:value="110619">
            <text:p>110619</text:p>
          </table:table-cell>
          <table:table-cell office:value-type="float" office:value="22123.8">
            <text:p>22123.8</text:p>
          </table:table-cell>
          <table:table-cell office:value-type="string" office:value="{'lat': -15.6085, 'lon': -47.6579}">
            <text:p>{'lat': -15.6085, 'lon': -47.6579}</text:p>
          </table:table-cell>
          <table:table-cell office:value-type="float" office:value="-15.6085">
            <text:p>-15.6085</text:p>
          </table:table-cell>
          <table:table-cell office:value-type="float" office:value="-47.6579">
            <text:p>-47.6579</text:p>
          </table:table-cell>
          <table:table-cell office:value-type="string" office:value="POINT (-47.6579 -15.6085)">
            <text:p>POINT (-47.6579 -15.6085)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 office:value="Açailândia">
            <text:p>Açailândia</text:p>
          </table:table-cell>
          <table:table-cell office:value-type="float" office:value="110506">
            <text:p>110506</text:p>
          </table:table-cell>
          <table:table-cell office:value-type="float" office:value="22101.2">
            <text:p>22101.2</text:p>
          </table:table-cell>
          <table:table-cell office:value-type="string" office:value="{'lat': -4.9479, 'lon': -47.5004}">
            <text:p>{'lat': -4.9479, 'lon': -47.5004}</text:p>
          </table:table-cell>
          <table:table-cell office:value-type="float" office:value="-4.9479">
            <text:p>-4.9479</text:p>
          </table:table-cell>
          <table:table-cell office:value-type="float" office:value="-47.5004">
            <text:p>-47.5004</text:p>
          </table:table-cell>
          <table:table-cell office:value-type="string" office:value="POINT (-47.5004 -4.9479)">
            <text:p>POINT (-47.5004 -4.9479)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8703">
            <text:p>28703</text:p>
          </table:table-cell>
          <table:table-cell office:value-type="string" office:value="Santo Antônio de Jesus">
            <text:p>Santo Antônio de Jesus</text:p>
          </table:table-cell>
          <table:table-cell office:value-type="float" office:value="109267">
            <text:p>109267</text:p>
          </table:table-cell>
          <table:table-cell office:value-type="float" office:value="21853.4">
            <text:p>21853.4</text:p>
          </table:table-cell>
          <table:table-cell office:value-type="string" office:value="{'lat': -12.9698, 'lon': -39.2580}">
            <text:p>{'lat': -12.9698, 'lon': -39.2580}</text:p>
          </table:table-cell>
          <table:table-cell office:value-type="float" office:value="-12.9698">
            <text:p>-12.9698</text:p>
          </table:table-cell>
          <table:table-cell office:value-type="float" office:value="-39.258">
            <text:p>-39.258</text:p>
          </table:table-cell>
          <table:table-cell office:value-type="string" office:value="POINT (-39.258 -12.9698)">
            <text:p>POINT (-39.258 -12.9698)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2908">
            <text:p>2908</text:p>
          </table:table-cell>
          <table:table-cell office:value-type="string" office:value="Itabaiana">
            <text:p>Itabaiana</text:p>
          </table:table-cell>
          <table:table-cell office:value-type="float" office:value="108408">
            <text:p>108408</text:p>
          </table:table-cell>
          <table:table-cell office:value-type="float" office:value="21681.6">
            <text:p>21681.6</text:p>
          </table:table-cell>
          <table:table-cell office:value-type="string" office:value="{'lat': -10.6854, 'lon': -37.4276}">
            <text:p>{'lat': -10.6854, 'lon': -37.4276}</text:p>
          </table:table-cell>
          <table:table-cell office:value-type="float" office:value="-10.6854">
            <text:p>-10.6854</text:p>
          </table:table-cell>
          <table:table-cell office:value-type="float" office:value="-37.4276">
            <text:p>-37.4276</text:p>
          </table:table-cell>
          <table:table-cell office:value-type="string" office:value="POINT (-37.4276 -10.6854)">
            <text:p>POINT (-37.4276 -10.6854)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5231">
            <text:p>15231</text:p>
          </table:table-cell>
          <table:table-cell office:value-type="string" office:value="Novo Gama">
            <text:p>Novo Gama</text:p>
          </table:table-cell>
          <table:table-cell office:value-type="float" office:value="107092">
            <text:p>107092</text:p>
          </table:table-cell>
          <table:table-cell office:value-type="float" office:value="21418.4">
            <text:p>21418.4</text:p>
          </table:table-cell>
          <table:table-cell office:value-type="string" office:value="{'lat': -16.0592, 'lon': -48.0413}">
            <text:p>{'lat': -16.0592, 'lon': -48.0413}</text:p>
          </table:table-cell>
          <table:table-cell office:value-type="float" office:value="-16.0592">
            <text:p>-16.0592</text:p>
          </table:table-cell>
          <table:table-cell office:value-type="float" office:value="-48.0413">
            <text:p>-48.0413</text:p>
          </table:table-cell>
          <table:table-cell office:value-type="string" office:value="POINT (-48.0413 -16.0592)">
            <text:p>POINT (-48.0413 -16.0592)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4202">
            <text:p>34202</text:p>
          </table:table-cell>
          <table:table-cell office:value-type="string" office:value="Ituiutaba">
            <text:p>Ituiutaba</text:p>
          </table:table-cell>
          <table:table-cell office:value-type="float" office:value="106397">
            <text:p>106397</text:p>
          </table:table-cell>
          <table:table-cell office:value-type="float" office:value="21279.4">
            <text:p>21279.4</text:p>
          </table:table-cell>
          <table:table-cell office:value-type="string" office:value="{'lat': -18.9701, 'lon': -49.4603}">
            <text:p>{'lat': -18.9701, 'lon': -49.4603}</text:p>
          </table:table-cell>
          <table:table-cell office:value-type="float" office:value="-18.9701">
            <text:p>-18.9701</text:p>
          </table:table-cell>
          <table:table-cell office:value-type="float" office:value="-49.4603">
            <text:p>-49.4603</text:p>
          </table:table-cell>
          <table:table-cell office:value-type="string" office:value="POINT (-49.4603 -18.9701)">
            <text:p>POINT (-49.4603 -18.9701)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1400">
            <text:p>1400</text:p>
          </table:table-cell>
          <table:table-cell office:value-type="string" office:value="Balsas">
            <text:p>Balsas</text:p>
          </table:table-cell>
          <table:table-cell office:value-type="float" office:value="106094">
            <text:p>106094</text:p>
          </table:table-cell>
          <table:table-cell office:value-type="float" office:value="21218.8">
            <text:p>21218.8</text:p>
          </table:table-cell>
          <table:table-cell office:value-type="string" office:value="{'lat': -7.5321, 'lon': -46.0344}">
            <text:p>{'lat': -7.5321, 'lon': -46.0344}</text:p>
          </table:table-cell>
          <table:table-cell office:value-type="float" office:value="-7.5321">
            <text:p>-7.5321</text:p>
          </table:table-cell>
          <table:table-cell office:value-type="float" office:value="-46.0344">
            <text:p>-46.0344</text:p>
          </table:table-cell>
          <table:table-cell office:value-type="string" office:value="POINT (-46.0344 -7.5321)">
            <text:p>POINT (-46.0344 -7.5321)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3500">
            <text:p>3500</text:p>
          </table:table-cell>
          <table:table-cell office:value-type="string" office:value="Lagarto">
            <text:p>Lagarto</text:p>
          </table:table-cell>
          <table:table-cell office:value-type="float" office:value="105558">
            <text:p>105558</text:p>
          </table:table-cell>
          <table:table-cell office:value-type="float" office:value="21111.6">
            <text:p>21111.6</text:p>
          </table:table-cell>
          <table:table-cell office:value-type="string" office:value="{'lat': -10.9130, 'lon': -37.6669}">
            <text:p>{'lat': -10.9130, 'lon': -37.6669}</text:p>
          </table:table-cell>
          <table:table-cell office:value-type="float" office:value="-10.913">
            <text:p>-10.913</text:p>
          </table:table-cell>
          <table:table-cell office:value-type="float" office:value="-37.6669">
            <text:p>-37.6669</text:p>
          </table:table-cell>
          <table:table-cell office:value-type="string" office:value="POINT (-37.6669 -10.913)">
            <text:p>POINT (-37.6669 -10.913)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3808">
            <text:p>33808</text:p>
          </table:table-cell>
          <table:table-cell office:value-type="string" office:value="Itaúna">
            <text:p>Itaúna</text:p>
          </table:table-cell>
          <table:table-cell office:value-type="float" office:value="102500">
            <text:p>102500</text:p>
          </table:table-cell>
          <table:table-cell office:value-type="float" office:value="20500.0">
            <text:p>20500.0</text:p>
          </table:table-cell>
          <table:table-cell office:value-type="string" office:value="{'lat': -20.0778, 'lon': -44.5761}">
            <text:p>{'lat': -20.0778, 'lon': -44.5761}</text:p>
          </table:table-cell>
          <table:table-cell office:value-type="float" office:value="-20.0778">
            <text:p>-20.0778</text:p>
          </table:table-cell>
          <table:table-cell office:value-type="float" office:value="-44.5761">
            <text:p>-44.5761</text:p>
          </table:table-cell>
          <table:table-cell office:value-type="string" office:value="POINT (-44.5761 -20.0778)">
            <text:p>POINT (-44.5761 -20.0778)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7105">
            <text:p>47105</text:p>
          </table:table-cell>
          <table:table-cell office:value-type="string" office:value="Pará de Minas">
            <text:p>Pará de Minas</text:p>
          </table:table-cell>
          <table:table-cell office:value-type="float" office:value="102033">
            <text:p>102033</text:p>
          </table:table-cell>
          <table:table-cell office:value-type="float" office:value="20406.6">
            <text:p>20406.6</text:p>
          </table:table-cell>
          <table:table-cell office:value-type="string" office:value="{'lat': -19.8590, 'lon': -44.6090}">
            <text:p>{'lat': -19.8590, 'lon': -44.6090}</text:p>
          </table:table-cell>
          <table:table-cell office:value-type="float" office:value="-19.859">
            <text:p>-19.859</text:p>
          </table:table-cell>
          <table:table-cell office:value-type="float" office:value="-44.609">
            <text:p>-44.609</text:p>
          </table:table-cell>
          <table:table-cell office:value-type="string" office:value="POINT (-44.609 -19.859)">
            <text:p>POINT (-44.609 -19.859)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6701">
            <text:p>6701</text:p>
          </table:table-cell>
          <table:table-cell office:value-type="string" office:value="São Cristóvão">
            <text:p>São Cristóvão</text:p>
          </table:table-cell>
          <table:table-cell office:value-type="float" office:value="100360">
            <text:p>100360</text:p>
          </table:table-cell>
          <table:table-cell office:value-type="float" office:value="20072.0">
            <text:p>20072.0</text:p>
          </table:table-cell>
          <table:table-cell office:value-type="string" office:value="{'lat': -11.0080, 'lon': -37.2046}">
            <text:p>{'lat': -11.0080, 'lon': -37.2046}</text:p>
          </table:table-cell>
          <table:table-cell office:value-type="float" office:value="-11.008">
            <text:p>-11.008</text:p>
          </table:table-cell>
          <table:table-cell office:value-type="float" office:value="-37.2046">
            <text:p>-37.2046</text:p>
          </table:table-cell>
          <table:table-cell office:value-type="string" office:value="POINT (-37.2046 -11.008)">
            <text:p>POINT (-37.2046 -11.008)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5497">
            <text:p>5497</text:p>
          </table:table-cell>
          <table:table-cell office:value-type="string" office:value="Cidade Ocidental">
            <text:p>Cidade Ocidental</text:p>
          </table:table-cell>
          <table:table-cell office:value-type="float" office:value="98963">
            <text:p>98963</text:p>
          </table:table-cell>
          <table:table-cell office:value-type="float" office:value="19792.6">
            <text:p>19792.6</text:p>
          </table:table-cell>
          <table:table-cell office:value-type="string" office:value="{'lat': -16.0759, 'lon': -47.9251}">
            <text:p>{'lat': -16.0759, 'lon': -47.9251}</text:p>
          </table:table-cell>
          <table:table-cell office:value-type="float" office:value="-16.0759">
            <text:p>-16.0759</text:p>
          </table:table-cell>
          <table:table-cell office:value-type="float" office:value="-47.9251">
            <text:p>-47.9251</text:p>
          </table:table-cell>
          <table:table-cell office:value-type="string" office:value="POINT (-47.9251 -16.0759)">
            <text:p>POINT (-47.9251 -16.0759)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7006">
            <text:p>47006</text:p>
          </table:table-cell>
          <table:table-cell office:value-type="string" office:value="Paracatu">
            <text:p>Paracatu</text:p>
          </table:table-cell>
          <table:table-cell office:value-type="float" office:value="98397">
            <text:p>98397</text:p>
          </table:table-cell>
          <table:table-cell office:value-type="float" office:value="19679.4">
            <text:p>19679.4</text:p>
          </table:table-cell>
          <table:table-cell office:value-type="string" office:value="{'lat': -17.2209, 'lon': -46.8755}">
            <text:p>{'lat': -17.2209, 'lon': -46.8755}</text:p>
          </table:table-cell>
          <table:table-cell office:value-type="float" office:value="-17.2209">
            <text:p>-17.2209</text:p>
          </table:table-cell>
          <table:table-cell office:value-type="float" office:value="-46.8755">
            <text:p>-46.8755</text:p>
          </table:table-cell>
          <table:table-cell office:value-type="string" office:value="POINT (-46.8755 -17.2209)">
            <text:p>POINT (-46.8755 -17.2209)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8103">
            <text:p>48103</text:p>
          </table:table-cell>
          <table:table-cell office:value-type="string" office:value="Patrocínio">
            <text:p>Patrocínio</text:p>
          </table:table-cell>
          <table:table-cell office:value-type="float" office:value="93852">
            <text:p>93852</text:p>
          </table:table-cell>
          <table:table-cell office:value-type="float" office:value="18770.4">
            <text:p>18770.4</text:p>
          </table:table-cell>
          <table:table-cell office:value-type="string" office:value="{'lat': -18.9442, 'lon': -46.9923}">
            <text:p>{'lat': -18.9442, 'lon': -46.9923}</text:p>
          </table:table-cell>
          <table:table-cell office:value-type="float" office:value="-18.9442">
            <text:p>-18.9442</text:p>
          </table:table-cell>
          <table:table-cell office:value-type="float" office:value="-46.9923">
            <text:p>-46.9923</text:p>
          </table:table-cell>
          <table:table-cell office:value-type="string" office:value="POINT (-46.9923 -18.9442)">
            <text:p>POINT (-46.9923 -18.9442)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1709">
            <text:p>11709</text:p>
          </table:table-cell>
          <table:table-cell office:value-type="string" office:value="Guanambi">
            <text:p>Guanambi</text:p>
          </table:table-cell>
          <table:table-cell office:value-type="float" office:value="93065">
            <text:p>93065</text:p>
          </table:table-cell>
          <table:table-cell office:value-type="float" office:value="18613.0">
            <text:p>18613.0</text:p>
          </table:table-cell>
          <table:table-cell office:value-type="string" office:value="{'lat': -14.2234, 'lon': -42.7816}">
            <text:p>{'lat': -14.2234, 'lon': -42.7816}</text:p>
          </table:table-cell>
          <table:table-cell office:value-type="float" office:value="-14.2234">
            <text:p>-14.2234</text:p>
          </table:table-cell>
          <table:table-cell office:value-type="float" office:value="-42.7816">
            <text:p>-42.7816</text:p>
          </table:table-cell>
          <table:table-cell office:value-type="string" office:value="POINT (-42.7816 -14.2234)">
            <text:p>POINT (-42.7816 -14.2234)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4104">
            <text:p>24104</text:p>
          </table:table-cell>
          <table:table-cell office:value-type="string" office:value="Esmeraldas">
            <text:p>Esmeraldas</text:p>
          </table:table-cell>
          <table:table-cell office:value-type="float" office:value="91573">
            <text:p>91573</text:p>
          </table:table-cell>
          <table:table-cell office:value-type="float" office:value="18314.6">
            <text:p>18314.6</text:p>
          </table:table-cell>
          <table:table-cell office:value-type="string" office:value="{'lat': -19.7610, 'lon': -44.3107}">
            <text:p>{'lat': -19.7610, 'lon': -44.3107}</text:p>
          </table:table-cell>
          <table:table-cell office:value-type="float" office:value="-19.761">
            <text:p>-19.761</text:p>
          </table:table-cell>
          <table:table-cell office:value-type="float" office:value="-44.3107">
            <text:p>-44.3107</text:p>
          </table:table-cell>
          <table:table-cell office:value-type="string" office:value="POINT (-44.3107 -19.761)">
            <text:p>POINT (-44.3107 -19.761)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4703">
            <text:p>4703</text:p>
          </table:table-cell>
          <table:table-cell office:value-type="string" office:value="Moju">
            <text:p>Moju</text:p>
          </table:table-cell>
          <table:table-cell office:value-type="float" office:value="90795">
            <text:p>90795</text:p>
          </table:table-cell>
          <table:table-cell office:value-type="float" office:value="18159.0">
            <text:p>18159.0</text:p>
          </table:table-cell>
          <table:table-cell office:value-type="string" office:value="{'lat': -1.8895, 'lon': -48.7682}">
            <text:p>{'lat': -1.8895, 'lon': -48.7682}</text:p>
          </table:table-cell>
          <table:table-cell office:value-type="float" office:value="-1.8895">
            <text:p>-1.8895</text:p>
          </table:table-cell>
          <table:table-cell office:value-type="float" office:value="-48.7682">
            <text:p>-48.7682</text:p>
          </table:table-cell>
          <table:table-cell office:value-type="string" office:value="POINT (-48.7682 -1.8895)">
            <text:p>POINT (-48.7682 -1.8895)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0404">
            <text:p>70404</text:p>
          </table:table-cell>
          <table:table-cell office:value-type="string" office:value="Unaí">
            <text:p>Unaí</text:p>
          </table:table-cell>
          <table:table-cell office:value-type="float" office:value="90724">
            <text:p>90724</text:p>
          </table:table-cell>
          <table:table-cell office:value-type="float" office:value="18144.8">
            <text:p>18144.8</text:p>
          </table:table-cell>
          <table:table-cell office:value-type="string" office:value="{'lat': -16.3595, 'lon': -46.9021}">
            <text:p>{'lat': -16.3595, 'lon': -46.9021}</text:p>
          </table:table-cell>
          <table:table-cell office:value-type="float" office:value="-16.3595">
            <text:p>-16.3595</text:p>
          </table:table-cell>
          <table:table-cell office:value-type="float" office:value="-46.9021">
            <text:p>-46.9021</text:p>
          </table:table-cell>
          <table:table-cell office:value-type="string" office:value="POINT (-46.9021 -16.3595)">
            <text:p>POINT (-46.9021 -16.3595)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2903">
            <text:p>32903</text:p>
          </table:table-cell>
          <table:table-cell office:value-type="string" office:value="Valença">
            <text:p>Valença</text:p>
          </table:table-cell>
          <table:table-cell office:value-type="float" office:value="90028">
            <text:p>90028</text:p>
          </table:table-cell>
          <table:table-cell office:value-type="float" office:value="18005.6">
            <text:p>18005.6</text:p>
          </table:table-cell>
          <table:table-cell office:value-type="string" office:value="{'lat': -13.3662, 'lon': -39.0736}">
            <text:p>{'lat': -13.3662, 'lon': -39.0736}</text:p>
          </table:table-cell>
          <table:table-cell office:value-type="float" office:value="-13.3662">
            <text:p>-13.3662</text:p>
          </table:table-cell>
          <table:table-cell office:value-type="float" office:value="-39.0736">
            <text:p>-39.0736</text:p>
          </table:table-cell>
          <table:table-cell office:value-type="string" office:value="POINT (-39.0736 -13.3662)">
            <text:p>POINT (-39.0736 -13.3662)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1608">
            <text:p>1608</text:p>
          </table:table-cell>
          <table:table-cell office:value-type="string" office:value="Barra do Corda">
            <text:p>Barra do Corda</text:p>
          </table:table-cell>
          <table:table-cell office:value-type="float" office:value="87672">
            <text:p>87672</text:p>
          </table:table-cell>
          <table:table-cell office:value-type="float" office:value="17534.4">
            <text:p>17534.4</text:p>
          </table:table-cell>
          <table:table-cell office:value-type="string" office:value="{'lat': -5.5076, 'lon': -45.2383}">
            <text:p>{'lat': -5.5076, 'lon': -45.2383}</text:p>
          </table:table-cell>
          <table:table-cell office:value-type="float" office:value="-5.5076">
            <text:p>-5.5076</text:p>
          </table:table-cell>
          <table:table-cell office:value-type="float" office:value="-45.2383">
            <text:p>-45.2383</text:p>
          </table:table-cell>
          <table:table-cell office:value-type="string" office:value="POINT (-45.2383 -5.5076)">
            <text:p>POINT (-45.2383 -5.5076)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7508">
            <text:p>17508</text:p>
          </table:table-cell>
          <table:table-cell office:value-type="string" office:value="Jacobina">
            <text:p>Jacobina</text:p>
          </table:table-cell>
          <table:table-cell office:value-type="float" office:value="86649">
            <text:p>86649</text:p>
          </table:table-cell>
          <table:table-cell office:value-type="float" office:value="17329.8">
            <text:p>17329.8</text:p>
          </table:table-cell>
          <table:table-cell office:value-type="string" office:value="{'lat': -11.1801, 'lon': -40.5116}">
            <text:p>{'lat': -11.1801, 'lon': -40.5116}</text:p>
          </table:table-cell>
          <table:table-cell office:value-type="float" office:value="-11.1801">
            <text:p>-11.1801</text:p>
          </table:table-cell>
          <table:table-cell office:value-type="float" office:value="-40.5116">
            <text:p>-40.5116</text:p>
          </table:table-cell>
          <table:table-cell office:value-type="string" office:value="POINT (-40.5116 -11.1801)">
            <text:p>POINT (-40.5116 -11.1801)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0501">
            <text:p>30501</text:p>
          </table:table-cell>
          <table:table-cell office:value-type="string" office:value="Serrinha">
            <text:p>Serrinha</text:p>
          </table:table-cell>
          <table:table-cell office:value-type="float" office:value="84428">
            <text:p>84428</text:p>
          </table:table-cell>
          <table:table-cell office:value-type="float" office:value="16885.6">
            <text:p>16885.6</text:p>
          </table:table-cell>
          <table:table-cell office:value-type="string" office:value="{'lat': -11.6582, 'lon': -39.0092}">
            <text:p>{'lat': -11.6582, 'lon': -39.0092}</text:p>
          </table:table-cell>
          <table:table-cell office:value-type="float" office:value="-11.6582">
            <text:p>-11.6582</text:p>
          </table:table-cell>
          <table:table-cell office:value-type="float" office:value="-39.0092">
            <text:p>-39.0092</text:p>
          </table:table-cell>
          <table:table-cell office:value-type="string" office:value="POINT (-39.0092 -11.6582)">
            <text:p>POINT (-39.0092 -11.6582)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0904">
            <text:p>20904</text:p>
          </table:table-cell>
          <table:table-cell office:value-type="string" office:value="Curvelo">
            <text:p>Curvelo</text:p>
          </table:table-cell>
          <table:table-cell office:value-type="float" office:value="83862">
            <text:p>83862</text:p>
          </table:table-cell>
          <table:table-cell office:value-type="float" office:value="16772.4">
            <text:p>16772.4</text:p>
          </table:table-cell>
          <table:table-cell office:value-type="string" office:value="{'lat': -18.7577, 'lon': -44.4300}">
            <text:p>{'lat': -18.7577, 'lon': -44.4300}</text:p>
          </table:table-cell>
          <table:table-cell office:value-type="float" office:value="-18.7577">
            <text:p>-18.7577</text:p>
          </table:table-cell>
          <table:table-cell office:value-type="float" office:value="-44.43">
            <text:p>-44.43</text:p>
          </table:table-cell>
          <table:table-cell office:value-type="string" office:value="POINT (-44.43 -18.7577)">
            <text:p>POINT (-44.43 -18.7577)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6207">
            <text:p>36207</text:p>
          </table:table-cell>
          <table:table-cell office:value-type="string" office:value="João Monlevade">
            <text:p>João Monlevade</text:p>
          </table:table-cell>
          <table:table-cell office:value-type="float" office:value="83360">
            <text:p>83360</text:p>
          </table:table-cell>
          <table:table-cell office:value-type="float" office:value="16672.0">
            <text:p>16672.0</text:p>
          </table:table-cell>
          <table:table-cell office:value-type="string" office:value="{'lat': -19.8104, 'lon': -43.1738}">
            <text:p>{'lat': -19.8104, 'lon': -43.1738}</text:p>
          </table:table-cell>
          <table:table-cell office:value-type="float" office:value="-19.8104">
            <text:p>-19.8104</text:p>
          </table:table-cell>
          <table:table-cell office:value-type="float" office:value="-43.1738">
            <text:p>-43.1738</text:p>
          </table:table-cell>
          <table:table-cell office:value-type="string" office:value="POINT (-43.1738 -19.8104)">
            <text:p>POINT (-43.1738 -19.8104)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7601">
            <text:p>37601</text:p>
          </table:table-cell>
          <table:table-cell office:value-type="string" office:value="Lagoa Santa">
            <text:p>Lagoa Santa</text:p>
          </table:table-cell>
          <table:table-cell office:value-type="float" office:value="79981">
            <text:p>79981</text:p>
          </table:table-cell>
          <table:table-cell office:value-type="float" office:value="15996.2">
            <text:p>15996.2</text:p>
          </table:table-cell>
          <table:table-cell office:value-type="string" office:value="{'lat': -19.6320, 'lon': -43.8913}">
            <text:p>{'lat': -19.6320, 'lon': -43.8913}</text:p>
          </table:table-cell>
          <table:table-cell office:value-type="float" office:value="-19.632">
            <text:p>-19.632</text:p>
          </table:table-cell>
          <table:table-cell office:value-type="float" office:value="-43.8913">
            <text:p>-43.8913</text:p>
          </table:table-cell>
          <table:table-cell office:value-type="string" office:value="POINT (-43.8913 -19.632)">
            <text:p>POINT (-43.8913 -19.632)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1303">
            <text:p>71303</text:p>
          </table:table-cell>
          <table:table-cell office:value-type="string" office:value="Viçosa">
            <text:p>Viçosa</text:p>
          </table:table-cell>
          <table:table-cell office:value-type="float" office:value="79221">
            <text:p>79221</text:p>
          </table:table-cell>
          <table:table-cell office:value-type="float" office:value="15844.2">
            <text:p>15844.2</text:p>
          </table:table-cell>
          <table:table-cell office:value-type="string" office:value="{'lat': -20.7543, 'lon': -42.8749}">
            <text:p>{'lat': -20.7543, 'lon': -42.8749}</text:p>
          </table:table-cell>
          <table:table-cell office:value-type="float" office:value="-20.7543">
            <text:p>-20.7543</text:p>
          </table:table-cell>
          <table:table-cell office:value-type="float" office:value="-42.8749">
            <text:p>-42.8749</text:p>
          </table:table-cell>
          <table:table-cell office:value-type="string" office:value="POINT (-42.8749 -20.7543)">
            <text:p>POINT (-42.8749 -20.7543)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8806">
            <text:p>8806</text:p>
          </table:table-cell>
          <table:table-cell office:value-type="string" office:value="Goianira">
            <text:p>Goianira</text:p>
          </table:table-cell>
          <table:table-cell office:value-type="float" office:value="78754">
            <text:p>78754</text:p>
          </table:table-cell>
          <table:table-cell office:value-type="float" office:value="15750.8">
            <text:p>15750.8</text:p>
          </table:table-cell>
          <table:table-cell office:value-type="string" office:value="{'lat': -16.4964, 'lon': -49.4284}">
            <text:p>{'lat': -16.4964, 'lon': -49.4284}</text:p>
          </table:table-cell>
          <table:table-cell office:value-type="float" office:value="-16.4964">
            <text:p>-16.4964</text:p>
          </table:table-cell>
          <table:table-cell office:value-type="float" office:value="-49.4284">
            <text:p>-49.4284</text:p>
          </table:table-cell>
          <table:table-cell office:value-type="string" office:value="POINT (-49.4284 -16.4964)">
            <text:p>POINT (-49.4284 -16.4964)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4604">
            <text:p>14604</text:p>
          </table:table-cell>
          <table:table-cell office:value-type="string" office:value="Irecê">
            <text:p>Irecê</text:p>
          </table:table-cell>
          <table:table-cell office:value-type="float" office:value="78425">
            <text:p>78425</text:p>
          </table:table-cell>
          <table:table-cell office:value-type="float" office:value="15685.0">
            <text:p>15685.0</text:p>
          </table:table-cell>
          <table:table-cell office:value-type="string" office:value="{'lat': -11.3041, 'lon': -41.8558}">
            <text:p>{'lat': -11.3041, 'lon': -41.8558}</text:p>
          </table:table-cell>
          <table:table-cell office:value-type="float" office:value="-11.3041">
            <text:p>-11.3041</text:p>
          </table:table-cell>
          <table:table-cell office:value-type="float" office:value="-41.8558">
            <text:p>-41.8558</text:p>
          </table:table-cell>
          <table:table-cell office:value-type="string" office:value="POINT (-41.8558 -11.3041)">
            <text:p>POINT (-41.8558 -11.3041)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6500">
            <text:p>6500</text:p>
          </table:table-cell>
          <table:table-cell office:value-type="string" office:value="Santa Izabel do Pará">
            <text:p>Santa Izabel do Pará</text:p>
          </table:table-cell>
          <table:table-cell office:value-type="float" office:value="78317">
            <text:p>78317</text:p>
          </table:table-cell>
          <table:table-cell office:value-type="float" office:value="15663.4">
            <text:p>15663.4</text:p>
          </table:table-cell>
          <table:table-cell office:value-type="string" office:value="{'lat': -1.2977, 'lon': -48.1628}">
            <text:p>{'lat': -1.2977, 'lon': -48.1628}</text:p>
          </table:table-cell>
          <table:table-cell office:value-type="float" office:value="-1.2977">
            <text:p>-1.2977</text:p>
          </table:table-cell>
          <table:table-cell office:value-type="float" office:value="-48.1628">
            <text:p>-48.1628</text:p>
          </table:table-cell>
          <table:table-cell office:value-type="string" office:value="POINT (-48.1628 -1.2977)">
            <text:p>POINT (-48.1628 -1.2977)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0105">
            <text:p>30105</text:p>
          </table:table-cell>
          <table:table-cell office:value-type="string" office:value="Senhor do Bonfim">
            <text:p>Senhor do Bonfim</text:p>
          </table:table-cell>
          <table:table-cell office:value-type="float" office:value="77976">
            <text:p>77976</text:p>
          </table:table-cell>
          <table:table-cell office:value-type="float" office:value="15595.2">
            <text:p>15595.2</text:p>
          </table:table-cell>
          <table:table-cell office:value-type="string" office:value="{'lat': -10.4602, 'lon': -40.1889}">
            <text:p>{'lat': -10.4602, 'lon': -40.1889}</text:p>
          </table:table-cell>
          <table:table-cell office:value-type="float" office:value="-10.4602">
            <text:p>-10.4602</text:p>
          </table:table-cell>
          <table:table-cell office:value-type="float" office:value="-40.1889">
            <text:p>-40.1889</text:p>
          </table:table-cell>
          <table:table-cell office:value-type="string" office:value="POINT (-40.1889 -10.4602)">
            <text:p>POINT (-40.1889 -10.4602)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6107">
            <text:p>46107</text:p>
          </table:table-cell>
          <table:table-cell office:value-type="string" office:value="Ouro Preto">
            <text:p>Ouro Preto</text:p>
          </table:table-cell>
          <table:table-cell office:value-type="float" office:value="77601">
            <text:p>77601</text:p>
          </table:table-cell>
          <table:table-cell office:value-type="float" office:value="15520.2">
            <text:p>15520.2</text:p>
          </table:table-cell>
          <table:table-cell office:value-type="string" office:value="{'lat': -20.3853, 'lon': -43.5030}">
            <text:p>{'lat': -20.3853, 'lon': -43.5030}</text:p>
          </table:table-cell>
          <table:table-cell office:value-type="float" office:value="-20.3853">
            <text:p>-20.3853</text:p>
          </table:table-cell>
          <table:table-cell office:value-type="float" office:value="-43.503">
            <text:p>-43.503</text:p>
          </table:table-cell>
          <table:table-cell office:value-type="string" office:value="POINT (-43.503 -20.3853)">
            <text:p>POINT (-43.503 -20.3853)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8608">
            <text:p>8608</text:p>
          </table:table-cell>
          <table:table-cell office:value-type="string" office:value="Goianésia">
            <text:p>Goianésia</text:p>
          </table:table-cell>
          <table:table-cell office:value-type="float" office:value="77014">
            <text:p>77014</text:p>
          </table:table-cell>
          <table:table-cell office:value-type="float" office:value="15402.8">
            <text:p>15402.8</text:p>
          </table:table-cell>
          <table:table-cell office:value-type="string" office:value="{'lat': -15.3126, 'lon': -49.1168}">
            <text:p>{'lat': -15.3126, 'lon': -49.1168}</text:p>
          </table:table-cell>
          <table:table-cell office:value-type="float" office:value="-15.3126">
            <text:p>-15.3126</text:p>
          </table:table-cell>
          <table:table-cell office:value-type="float" office:value="-49.1168">
            <text:p>-49.1168</text:p>
          </table:table-cell>
          <table:table-cell office:value-type="string" office:value="POINT (-49.1168 -15.3126)">
            <text:p>POINT (-49.1168 -15.3126)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4800">
            <text:p>4800</text:p>
          </table:table-cell>
          <table:table-cell office:value-type="string" office:value="Grajaú">
            <text:p>Grajaú</text:p>
          </table:table-cell>
          <table:table-cell office:value-type="float" office:value="76578">
            <text:p>76578</text:p>
          </table:table-cell>
          <table:table-cell office:value-type="float" office:value="15315.6">
            <text:p>15315.6</text:p>
          </table:table-cell>
          <table:table-cell office:value-type="string" office:value="{'lat': -5.8194, 'lon': -46.1468}">
            <text:p>{'lat': -5.8194, 'lon': -46.1468}</text:p>
          </table:table-cell>
          <table:table-cell office:value-type="float" office:value="-5.8194">
            <text:p>-5.8194</text:p>
          </table:table-cell>
          <table:table-cell office:value-type="float" office:value="-46.1468">
            <text:p>-46.1468</text:p>
          </table:table-cell>
          <table:table-cell office:value-type="string" office:value="POINT (-46.1468 -5.8194)">
            <text:p>POINT (-46.1468 -5.8194)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7202">
            <text:p>7202</text:p>
          </table:table-cell>
          <table:table-cell office:value-type="string" office:value="Casa Nova">
            <text:p>Casa Nova</text:p>
          </table:table-cell>
          <table:table-cell office:value-type="float" office:value="75815">
            <text:p>75815</text:p>
          </table:table-cell>
          <table:table-cell office:value-type="float" office:value="15163.0">
            <text:p>15163.0</text:p>
          </table:table-cell>
          <table:table-cell office:value-type="string" office:value="{'lat': -9.1632, 'lon': -40.9731}">
            <text:p>{'lat': -9.1632, 'lon': -40.9731}</text:p>
          </table:table-cell>
          <table:table-cell office:value-type="float" office:value="-9.1632">
            <text:p>-9.1632</text:p>
          </table:table-cell>
          <table:table-cell office:value-type="float" office:value="-40.9731">
            <text:p>-40.9731</text:p>
          </table:table-cell>
          <table:table-cell office:value-type="string" office:value="POINT (-40.9731 -9.1632)">
            <text:p>POINT (-40.9731 -9.1632)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7953">
            <text:p>7953</text:p>
          </table:table-cell>
          <table:table-cell office:value-type="string" office:value="Tailândia">
            <text:p>Tailândia</text:p>
          </table:table-cell>
          <table:table-cell office:value-type="float" office:value="75526">
            <text:p>75526</text:p>
          </table:table-cell>
          <table:table-cell office:value-type="float" office:value="15105.2">
            <text:p>15105.2</text:p>
          </table:table-cell>
          <table:table-cell office:value-type="string" office:value="{'lat': -2.9457, 'lon': -48.9488}">
            <text:p>{'lat': -2.9457, 'lon': -48.9488}</text:p>
          </table:table-cell>
          <table:table-cell office:value-type="float" office:value="-2.9457">
            <text:p>-2.9457</text:p>
          </table:table-cell>
          <table:table-cell office:value-type="float" office:value="-48.9488">
            <text:p>-48.9488</text:p>
          </table:table-cell>
          <table:table-cell office:value-type="string" office:value="POINT (-48.9488 -2.9457)">
            <text:p>POINT (-48.9488 -2.9457)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6501">
            <text:p>6501</text:p>
          </table:table-cell>
          <table:table-cell office:value-type="string" office:value="Candeias">
            <text:p>Candeias</text:p>
          </table:table-cell>
          <table:table-cell office:value-type="float" office:value="75083">
            <text:p>75083</text:p>
          </table:table-cell>
          <table:table-cell office:value-type="float" office:value="15016.6">
            <text:p>15016.6</text:p>
          </table:table-cell>
          <table:table-cell office:value-type="string" office:value="{'lat': -12.6713, 'lon': -38.5472}">
            <text:p>{'lat': -12.6713, 'lon': -38.5472}</text:p>
          </table:table-cell>
          <table:table-cell office:value-type="float" office:value="-12.6713">
            <text:p>-12.6713</text:p>
          </table:table-cell>
          <table:table-cell office:value-type="float" office:value="-38.5472">
            <text:p>-38.5472</text:p>
          </table:table-cell>
          <table:table-cell office:value-type="string" office:value="POINT (-38.5472 -12.6713)">
            <text:p>POINT (-38.5472 -12.6713)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0057">
            <text:p>10057</text:p>
          </table:table-cell>
          <table:table-cell office:value-type="string" office:value="Dias d'Ávila">
            <text:p>Dias d'Ávila</text:p>
          </table:table-cell>
          <table:table-cell office:value-type="float" office:value="75053">
            <text:p>75053</text:p>
          </table:table-cell>
          <table:table-cell office:value-type="float" office:value="15010.6">
            <text:p>15010.6</text:p>
          </table:table-cell>
          <table:table-cell office:value-type="string" office:value="{'lat': -12.6183, 'lon': -38.2937}">
            <text:p>{'lat': -12.6183, 'lon': -38.2937}</text:p>
          </table:table-cell>
          <table:table-cell office:value-type="float" office:value="-12.6183">
            <text:p>-12.6183</text:p>
          </table:table-cell>
          <table:table-cell office:value-type="float" office:value="-38.2937">
            <text:p>-38.2937</text:p>
          </table:table-cell>
          <table:table-cell office:value-type="string" office:value="POINT (-38.2937 -12.6183)">
            <text:p>POINT (-38.2937 -12.6183)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6006">
            <text:p>6006</text:p>
          </table:table-cell>
          <table:table-cell office:value-type="string" office:value="Campo Formoso">
            <text:p>Campo Formoso</text:p>
          </table:table-cell>
          <table:table-cell office:value-type="float" office:value="74894">
            <text:p>74894</text:p>
          </table:table-cell>
          <table:table-cell office:value-type="float" office:value="14978.8">
            <text:p>14978.8</text:p>
          </table:table-cell>
          <table:table-cell office:value-type="string" office:value="{'lat': -10.5100, 'lon': -40.3218}">
            <text:p>{'lat': -10.5100, 'lon': -40.3218}</text:p>
          </table:table-cell>
          <table:table-cell office:value-type="float" office:value="-10.51">
            <text:p>-10.51</text:p>
          </table:table-cell>
          <table:table-cell office:value-type="float" office:value="-40.3218">
            <text:p>-40.3218</text:p>
          </table:table-cell>
          <table:table-cell office:value-type="string" office:value="POINT (-40.3218 -10.51)">
            <text:p>POINT (-40.3218 -10.51)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202">
            <text:p>2202</text:p>
          </table:table-cell>
          <table:table-cell office:value-type="string" office:value="Capanema">
            <text:p>Capanema</text:p>
          </table:table-cell>
          <table:table-cell office:value-type="float" office:value="74808">
            <text:p>74808</text:p>
          </table:table-cell>
          <table:table-cell office:value-type="float" office:value="14961.6">
            <text:p>14961.6</text:p>
          </table:table-cell>
          <table:table-cell office:value-type="string" office:value="{'lat': -1.1939, 'lon': -47.1790}">
            <text:p>{'lat': -1.1939, 'lon': -47.1790}</text:p>
          </table:table-cell>
          <table:table-cell office:value-type="float" office:value="-1.1939">
            <text:p>-1.1939</text:p>
          </table:table-cell>
          <table:table-cell office:value-type="float" office:value="-47.179">
            <text:p>-47.179</text:p>
          </table:table-cell>
          <table:table-cell office:value-type="string" office:value="POINT (-47.179 -1.1939)">
            <text:p>POINT (-47.179 -1.1939)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9753">
            <text:p>19753</text:p>
          </table:table-cell>
          <table:table-cell office:value-type="string" office:value="Santo Antônio do Descoberto">
            <text:p>Santo Antônio do Descoberto</text:p>
          </table:table-cell>
          <table:table-cell office:value-type="float" office:value="74614">
            <text:p>74614</text:p>
          </table:table-cell>
          <table:table-cell office:value-type="float" office:value="14922.8">
            <text:p>14922.8</text:p>
          </table:table-cell>
          <table:table-cell office:value-type="string" office:value="{'lat': -15.9403, 'lon': -48.2578}">
            <text:p>{'lat': -15.9403, 'lon': -48.2578}</text:p>
          </table:table-cell>
          <table:table-cell office:value-type="float" office:value="-15.9403">
            <text:p>-15.9403</text:p>
          </table:table-cell>
          <table:table-cell office:value-type="float" office:value="-48.2578">
            <text:p>-48.2578</text:p>
          </table:table-cell>
          <table:table-cell office:value-type="string" office:value="POINT (-48.2578 -15.9403)">
            <text:p>POINT (-48.2578 -15.9403)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4605">
            <text:p>4605</text:p>
          </table:table-cell>
          <table:table-cell office:value-type="string" office:value="Brumado">
            <text:p>Brumado</text:p>
          </table:table-cell>
          <table:table-cell office:value-type="float" office:value="74095">
            <text:p>74095</text:p>
          </table:table-cell>
          <table:table-cell office:value-type="float" office:value="14819.0">
            <text:p>14819.0</text:p>
          </table:table-cell>
          <table:table-cell office:value-type="string" office:value="{'lat': -14.2023, 'lon': -41.6662}">
            <text:p>{'lat': -14.2023, 'lon': -41.6662}</text:p>
          </table:table-cell>
          <table:table-cell office:value-type="float" office:value="-14.2023">
            <text:p>-14.2023</text:p>
          </table:table-cell>
          <table:table-cell office:value-type="float" office:value="-41.6662">
            <text:p>-41.6662</text:p>
          </table:table-cell>
          <table:table-cell office:value-type="string" office:value="POINT (-41.6662 -14.2023)">
            <text:p>POINT (-41.6662 -14.2023)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5100">
            <text:p>35100</text:p>
          </table:table-cell>
          <table:table-cell office:value-type="string" office:value="Janaúba">
            <text:p>Janaúba</text:p>
          </table:table-cell>
          <table:table-cell office:value-type="float" office:value="73281">
            <text:p>73281</text:p>
          </table:table-cell>
          <table:table-cell office:value-type="float" office:value="14656.2">
            <text:p>14656.2</text:p>
          </table:table-cell>
          <table:table-cell office:value-type="string" office:value="{'lat': -15.8023, 'lon': -43.3081}">
            <text:p>{'lat': -15.8023, 'lon': -43.3081}</text:p>
          </table:table-cell>
          <table:table-cell office:value-type="float" office:value="-15.8023">
            <text:p>-15.8023</text:p>
          </table:table-cell>
          <table:table-cell office:value-type="float" office:value="-43.3081">
            <text:p>-43.3081</text:p>
          </table:table-cell>
          <table:table-cell office:value-type="string" office:value="POINT (-43.3081 -15.8023)">
            <text:p>POINT (-43.3081 -15.8023)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8001">
            <text:p>8001</text:p>
          </table:table-cell>
          <table:table-cell office:value-type="string" office:value="Tomé-Açu">
            <text:p>Tomé-Açu</text:p>
          </table:table-cell>
          <table:table-cell office:value-type="float" office:value="72326">
            <text:p>72326</text:p>
          </table:table-cell>
          <table:table-cell office:value-type="float" office:value="14465.2">
            <text:p>14465.2</text:p>
          </table:table-cell>
          <table:table-cell office:value-type="string" office:value="{'lat': -2.4180, 'lon': -48.1511}">
            <text:p>{'lat': -2.4180, 'lon': -48.1511}</text:p>
          </table:table-cell>
          <table:table-cell office:value-type="float" office:value="-2.418">
            <text:p>-2.418</text:p>
          </table:table-cell>
          <table:table-cell office:value-type="float" office:value="-48.1511">
            <text:p>-48.1511</text:p>
          </table:table-cell>
          <table:table-cell office:value-type="string" office:value="POINT (-48.1511 -2.418)">
            <text:p>POINT (-48.1511 -2.418)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8408">
            <text:p>8408</text:p>
          </table:table-cell>
          <table:table-cell office:value-type="string" office:value="Conceição do Coité">
            <text:p>Conceição do Coité</text:p>
          </table:table-cell>
          <table:table-cell office:value-type="float" office:value="71316">
            <text:p>71316</text:p>
          </table:table-cell>
          <table:table-cell office:value-type="float" office:value="14263.2">
            <text:p>14263.2</text:p>
          </table:table-cell>
          <table:table-cell office:value-type="string" office:value="{'lat': -11.5608, 'lon': -39.2807}">
            <text:p>{'lat': -11.5608, 'lon': -39.2807}</text:p>
          </table:table-cell>
          <table:table-cell office:value-type="float" office:value="-11.5608">
            <text:p>-11.5608</text:p>
          </table:table-cell>
          <table:table-cell office:value-type="float" office:value="-39.2807">
            <text:p>-39.2807</text:p>
          </table:table-cell>
          <table:table-cell office:value-type="string" office:value="POINT (-39.2807 -11.5608)">
            <text:p>POINT (-39.2807 -11.5608)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6109">
            <text:p>26109</text:p>
          </table:table-cell>
          <table:table-cell office:value-type="string" office:value="Formiga">
            <text:p>Formiga</text:p>
          </table:table-cell>
          <table:table-cell office:value-type="float" office:value="70668">
            <text:p>70668</text:p>
          </table:table-cell>
          <table:table-cell office:value-type="float" office:value="14133.6">
            <text:p>14133.6</text:p>
          </table:table-cell>
          <table:table-cell office:value-type="string" office:value="{'lat': -20.4646, 'lon': -45.4267}">
            <text:p>{'lat': -20.4646, 'lon': -45.4267}</text:p>
          </table:table-cell>
          <table:table-cell office:value-type="float" office:value="-20.4646">
            <text:p>-20.4646</text:p>
          </table:table-cell>
          <table:table-cell office:value-type="float" office:value="-45.4267">
            <text:p>-45.4267</text:p>
          </table:table-cell>
          <table:table-cell office:value-type="string" office:value="POINT (-45.4267 -20.4646)">
            <text:p>POINT (-45.4267 -20.4646)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3309">
            <text:p>3309</text:p>
          </table:table-cell>
          <table:table-cell office:value-type="string" office:value="Igarapé-Miri">
            <text:p>Igarapé-Miri</text:p>
          </table:table-cell>
          <table:table-cell office:value-type="float" office:value="68955">
            <text:p>68955</text:p>
          </table:table-cell>
          <table:table-cell office:value-type="float" office:value="13791.0">
            <text:p>13791.0</text:p>
          </table:table-cell>
          <table:table-cell office:value-type="string" office:value="{'lat': -1.9752, 'lon': -48.9578}">
            <text:p>{'lat': -1.9752, 'lon': -48.9578}</text:p>
          </table:table-cell>
          <table:table-cell office:value-type="float" office:value="-1.9752">
            <text:p>-1.9752</text:p>
          </table:table-cell>
          <table:table-cell office:value-type="float" office:value="-48.9578">
            <text:p>-48.9578</text:p>
          </table:table-cell>
          <table:table-cell office:value-type="string" office:value="POINT (-48.9578 -1.9752)">
            <text:p>POINT (-48.9578 -1.9752)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6401">
            <text:p>16401</text:p>
          </table:table-cell>
          <table:table-cell office:value-type="string" office:value="Itapetinga">
            <text:p>Itapetinga</text:p>
          </table:table-cell>
          <table:table-cell office:value-type="float" office:value="68735">
            <text:p>68735</text:p>
          </table:table-cell>
          <table:table-cell office:value-type="float" office:value="13747.0">
            <text:p>13747.0</text:p>
          </table:table-cell>
          <table:table-cell office:value-type="string" office:value="{'lat': -15.2472, 'lon': -40.2481}">
            <text:p>{'lat': -15.2472, 'lon': -40.2481}</text:p>
          </table:table-cell>
          <table:table-cell office:value-type="float" office:value="-15.2472">
            <text:p>-15.2472</text:p>
          </table:table-cell>
          <table:table-cell office:value-type="float" office:value="-40.2481">
            <text:p>-40.2481</text:p>
          </table:table-cell>
          <table:table-cell office:value-type="string" office:value="POINT (-40.2481 -15.2472)">
            <text:p>POINT (-40.2481 -15.2472)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904">
            <text:p>3904</text:p>
          </table:table-cell>
          <table:table-cell office:value-type="string" office:value="Bom Jesus da Lapa">
            <text:p>Bom Jesus da Lapa</text:p>
          </table:table-cell>
          <table:table-cell office:value-type="float" office:value="68704">
            <text:p>68704</text:p>
          </table:table-cell>
          <table:table-cell office:value-type="float" office:value="13740.8">
            <text:p>13740.8</text:p>
          </table:table-cell>
          <table:table-cell office:value-type="string" office:value="{'lat': -13.2576, 'lon': -43.4186}">
            <text:p>{'lat': -13.2576, 'lon': -43.4186}</text:p>
          </table:table-cell>
          <table:table-cell office:value-type="float" office:value="-13.2576">
            <text:p>-13.2576</text:p>
          </table:table-cell>
          <table:table-cell office:value-type="float" office:value="-43.4186">
            <text:p>-43.4186</text:p>
          </table:table-cell>
          <table:table-cell office:value-type="string" office:value="POINT (-43.4186 -13.2576)">
            <text:p>POINT (-43.4186 -13.2576)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 office:value="TO">
            <text:p>TO</text:p>
          </table:table-cell>
          <table:table-cell office:value-type="float" office:value="17">
            <text:p>17</text:p>
          </table:table-cell>
          <table:table-cell office:value-type="float" office:value="18204">
            <text:p>18204</text:p>
          </table:table-cell>
          <table:table-cell office:value-type="string" office:value="Porto Nacional">
            <text:p>Porto Nacional</text:p>
          </table:table-cell>
          <table:table-cell office:value-type="float" office:value="68555">
            <text:p>68555</text:p>
          </table:table-cell>
          <table:table-cell office:value-type="float" office:value="13711.0">
            <text:p>13711.0</text:p>
          </table:table-cell>
          <table:table-cell office:value-type="string" office:value="{'lat': -10.7073, 'lon': -48.4178}">
            <text:p>{'lat': -10.7073, 'lon': -48.4178}</text:p>
          </table:table-cell>
          <table:table-cell office:value-type="float" office:value="-10.7073">
            <text:p>-10.7073</text:p>
          </table:table-cell>
          <table:table-cell office:value-type="float" office:value="-48.4178">
            <text:p>-48.4178</text:p>
          </table:table-cell>
          <table:table-cell office:value-type="string" office:value="POINT (-48.4178 -10.7073)">
            <text:p>POINT (-48.4178 -10.7073)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4703">
            <text:p>14703</text:p>
          </table:table-cell>
          <table:table-cell office:value-type="string" office:value="Itaberaba">
            <text:p>Itaberaba</text:p>
          </table:table-cell>
          <table:table-cell office:value-type="float" office:value="68244">
            <text:p>68244</text:p>
          </table:table-cell>
          <table:table-cell office:value-type="float" office:value="13648.8">
            <text:p>13648.8</text:p>
          </table:table-cell>
          <table:table-cell office:value-type="string" office:value="{'lat': -12.5246, 'lon': -40.3064}">
            <text:p>{'lat': -12.5246, 'lon': -40.3064}</text:p>
          </table:table-cell>
          <table:table-cell office:value-type="float" office:value="-12.5246">
            <text:p>-12.5246</text:p>
          </table:table-cell>
          <table:table-cell office:value-type="float" office:value="-40.3064">
            <text:p>-40.3064</text:p>
          </table:table-cell>
          <table:table-cell office:value-type="string" office:value="POINT (-40.3064 -12.5246)">
            <text:p>POINT (-40.3064 -12.5246)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501">
            <text:p>1501</text:p>
          </table:table-cell>
          <table:table-cell office:value-type="string" office:value="Benevides">
            <text:p>Benevides</text:p>
          </table:table-cell>
          <table:table-cell office:value-type="float" office:value="68191">
            <text:p>68191</text:p>
          </table:table-cell>
          <table:table-cell office:value-type="float" office:value="13638.2">
            <text:p>13638.2</text:p>
          </table:table-cell>
          <table:table-cell office:value-type="string" office:value="{'lat': -1.3614, 'lon': -48.2459}">
            <text:p>{'lat': -1.3614, 'lon': -48.2459}</text:p>
          </table:table-cell>
          <table:table-cell office:value-type="float" office:value="-1.3614">
            <text:p>-1.3614</text:p>
          </table:table-cell>
          <table:table-cell office:value-type="float" office:value="-48.2459">
            <text:p>-48.2459</text:p>
          </table:table-cell>
          <table:table-cell office:value-type="string" office:value="POINT (-48.2459 -1.3614)">
            <text:p>POINT (-48.2459 -1.3614)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5209">
            <text:p>35209</text:p>
          </table:table-cell>
          <table:table-cell office:value-type="string" office:value="Januária">
            <text:p>Januária</text:p>
          </table:table-cell>
          <table:table-cell office:value-type="float" office:value="67087">
            <text:p>67087</text:p>
          </table:table-cell>
          <table:table-cell office:value-type="float" office:value="13417.4">
            <text:p>13417.4</text:p>
          </table:table-cell>
          <table:table-cell office:value-type="string" office:value="{'lat': -15.4883, 'lon': -44.3584}">
            <text:p>{'lat': -15.4883, 'lon': -44.3584}</text:p>
          </table:table-cell>
          <table:table-cell office:value-type="float" office:value="-15.4883">
            <text:p>-15.4883</text:p>
          </table:table-cell>
          <table:table-cell office:value-type="float" office:value="-44.3584">
            <text:p>-44.3584</text:p>
          </table:table-cell>
          <table:table-cell office:value-type="string" office:value="POINT (-44.3584 -15.4883)">
            <text:p>POINT (-44.3584 -15.4883)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2106">
            <text:p>2106</text:p>
          </table:table-cell>
          <table:table-cell office:value-type="string" office:value="Estância">
            <text:p>Estância</text:p>
          </table:table-cell>
          <table:table-cell office:value-type="float" office:value="66978">
            <text:p>66978</text:p>
          </table:table-cell>
          <table:table-cell office:value-type="float" office:value="13395.6">
            <text:p>13395.6</text:p>
          </table:table-cell>
          <table:table-cell office:value-type="string" office:value="{'lat': -11.2668, 'lon': -37.4399}">
            <text:p>{'lat': -11.2668, 'lon': -37.4399}</text:p>
          </table:table-cell>
          <table:table-cell office:value-type="float" office:value="-11.2668">
            <text:p>-11.2668</text:p>
          </table:table-cell>
          <table:table-cell office:value-type="float" office:value="-37.4399">
            <text:p>-37.4399</text:p>
          </table:table-cell>
          <table:table-cell office:value-type="string" office:value="POINT (-37.4399 -11.2668)">
            <text:p>POINT (-37.4399 -11.2668)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6206">
            <text:p>6206</text:p>
          </table:table-cell>
          <table:table-cell office:value-type="string" office:value="Cristalina">
            <text:p>Cristalina</text:p>
          </table:table-cell>
          <table:table-cell office:value-type="float" office:value="65705">
            <text:p>65705</text:p>
          </table:table-cell>
          <table:table-cell office:value-type="float" office:value="13141.0">
            <text:p>13141.0</text:p>
          </table:table-cell>
          <table:table-cell office:value-type="string" office:value="{'lat': -16.7671, 'lon': -47.6137}">
            <text:p>{'lat': -16.7671, 'lon': -47.6137}</text:p>
          </table:table-cell>
          <table:table-cell office:value-type="float" office:value="-16.7671">
            <text:p>-16.7671</text:p>
          </table:table-cell>
          <table:table-cell office:value-type="float" office:value="-47.6137">
            <text:p>-47.6137</text:p>
          </table:table-cell>
          <table:table-cell office:value-type="string" office:value="POINT (-47.6137 -16.7671)">
            <text:p>POINT (-47.6137 -16.7671)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9309">
            <text:p>49309</text:p>
          </table:table-cell>
          <table:table-cell office:value-type="string" office:value="Pedro Leopoldo">
            <text:p>Pedro Leopoldo</text:p>
          </table:table-cell>
          <table:table-cell office:value-type="float" office:value="64910">
            <text:p>64910</text:p>
          </table:table-cell>
          <table:table-cell office:value-type="float" office:value="12982.0">
            <text:p>12982.0</text:p>
          </table:table-cell>
          <table:table-cell office:value-type="string" office:value="{'lat': -19.6181, 'lon': -44.0389}">
            <text:p>{'lat': -19.6181, 'lon': -44.0389}</text:p>
          </table:table-cell>
          <table:table-cell office:value-type="float" office:value="-19.6181">
            <text:p>-19.6181</text:p>
          </table:table-cell>
          <table:table-cell office:value-type="float" office:value="-44.0389">
            <text:p>-44.0389</text:p>
          </table:table-cell>
          <table:table-cell office:value-type="string" office:value="POINT (-44.0389 -19.6181)">
            <text:p>POINT (-44.0389 -19.6181)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0701">
            <text:p>10701</text:p>
          </table:table-cell>
          <table:table-cell office:value-type="string" office:value="Euclides da Cunha">
            <text:p>Euclides da Cunha</text:p>
          </table:table-cell>
          <table:table-cell office:value-type="float" office:value="64547">
            <text:p>64547</text:p>
          </table:table-cell>
          <table:table-cell office:value-type="float" office:value="12909.4">
            <text:p>12909.4</text:p>
          </table:table-cell>
          <table:table-cell office:value-type="string" office:value="{'lat': -10.5071, 'lon': -39.0158}">
            <text:p>{'lat': -10.5071, 'lon': -39.0158}</text:p>
          </table:table-cell>
          <table:table-cell office:value-type="float" office:value="-10.5071">
            <text:p>-10.5071</text:p>
          </table:table-cell>
          <table:table-cell office:value-type="float" office:value="-39.0158">
            <text:p>-39.0158</text:p>
          </table:table-cell>
          <table:table-cell office:value-type="string" office:value="POINT (-39.0158 -10.5071)">
            <text:p>POINT (-39.0158 -10.5071)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40001">
            <text:p>40001</text:p>
          </table:table-cell>
          <table:table-cell office:value-type="string" office:value="Mariana">
            <text:p>Mariana</text:p>
          </table:table-cell>
          <table:table-cell office:value-type="float" office:value="64058">
            <text:p>64058</text:p>
          </table:table-cell>
          <table:table-cell office:value-type="float" office:value="12811.6">
            <text:p>12811.6</text:p>
          </table:table-cell>
          <table:table-cell office:value-type="string" office:value="{'lat': -20.3762, 'lon': -43.4151}">
            <text:p>{'lat': -20.3762, 'lon': -43.4151}</text:p>
          </table:table-cell>
          <table:table-cell office:value-type="float" office:value="-20.3762">
            <text:p>-20.3762</text:p>
          </table:table-cell>
          <table:table-cell office:value-type="float" office:value="-43.4151">
            <text:p>-43.4151</text:p>
          </table:table-cell>
          <table:table-cell office:value-type="string" office:value="POINT (-43.4151 -20.3762)">
            <text:p>POINT (-43.4151 -20.3762)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9802">
            <text:p>9802</text:p>
          </table:table-cell>
          <table:table-cell office:value-type="string" office:value="Cruz das Almas">
            <text:p>Cruz das Almas</text:p>
          </table:table-cell>
          <table:table-cell office:value-type="float" office:value="63203">
            <text:p>63203</text:p>
          </table:table-cell>
          <table:table-cell office:value-type="float" office:value="12640.6">
            <text:p>12640.6</text:p>
          </table:table-cell>
          <table:table-cell office:value-type="string" office:value="{'lat': -12.6675, 'lon': -39.1007}">
            <text:p>{'lat': -12.6675, 'lon': -39.1007}</text:p>
          </table:table-cell>
          <table:table-cell office:value-type="float" office:value="-12.6675">
            <text:p>-12.6675</text:p>
          </table:table-cell>
          <table:table-cell office:value-type="float" office:value="-39.1007">
            <text:p>-39.1007</text:p>
          </table:table-cell>
          <table:table-cell office:value-type="string" office:value="POINT (-39.1007 -12.6675)">
            <text:p>POINT (-39.1007 -12.6675)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  <table:table-cell office:value-type="string" office:value="Acará">
            <text:p>Acará</text:p>
          </table:table-cell>
          <table:table-cell office:value-type="float" office:value="62701">
            <text:p>62701</text:p>
          </table:table-cell>
          <table:table-cell office:value-type="float" office:value="12540.2">
            <text:p>12540.2</text:p>
          </table:table-cell>
          <table:table-cell office:value-type="string" office:value="{'lat': -1.9606, 'lon': -48.1962}">
            <text:p>{'lat': -1.9606, 'lon': -48.1962}</text:p>
          </table:table-cell>
          <table:table-cell office:value-type="float" office:value="-1.9606">
            <text:p>-1.9606</text:p>
          </table:table-cell>
          <table:table-cell office:value-type="float" office:value="-48.1962">
            <text:p>-48.1962</text:p>
          </table:table-cell>
          <table:table-cell office:value-type="string" office:value="POINT (-48.1962 -1.9606)">
            <text:p>POINT (-48.1962 -1.9606)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939">
            <text:p>2939</text:p>
          </table:table-cell>
          <table:table-cell office:value-type="string" office:value="Dom Eliseu">
            <text:p>Dom Eliseu</text:p>
          </table:table-cell>
          <table:table-cell office:value-type="float" office:value="62322">
            <text:p>62322</text:p>
          </table:table-cell>
          <table:table-cell office:value-type="float" office:value="12464.4">
            <text:p>12464.4</text:p>
          </table:table-cell>
          <table:table-cell office:value-type="string" office:value="{'lat': -4.2839, 'lon': -47.5056}">
            <text:p>{'lat': -4.2839, 'lon': -47.5056}</text:p>
          </table:table-cell>
          <table:table-cell office:value-type="float" office:value="-4.2839">
            <text:p>-4.2839</text:p>
          </table:table-cell>
          <table:table-cell office:value-type="float" office:value="-47.5056">
            <text:p>-47.5056</text:p>
          </table:table-cell>
          <table:table-cell office:value-type="string" office:value="POINT (-47.5056 -4.2839)">
            <text:p>POINT (-47.5056 -4.2839)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8308">
            <text:p>8308</text:p>
          </table:table-cell>
          <table:table-cell office:value-type="string" office:value="Viseu">
            <text:p>Viseu</text:p>
          </table:table-cell>
          <table:table-cell office:value-type="float" office:value="61970">
            <text:p>61970</text:p>
          </table:table-cell>
          <table:table-cell office:value-type="float" office:value="12394.0">
            <text:p>12394.0</text:p>
          </table:table-cell>
          <table:table-cell office:value-type="string" office:value="{'lat': -1.1916, 'lon': -46.1402}">
            <text:p>{'lat': -1.1916, 'lon': -46.1402}</text:p>
          </table:table-cell>
          <table:table-cell office:value-type="float" office:value="-1.1916">
            <text:p>-1.1916</text:p>
          </table:table-cell>
          <table:table-cell office:value-type="float" office:value="-46.1402">
            <text:p>-46.1402</text:p>
          </table:table-cell>
          <table:table-cell office:value-type="string" office:value="POINT (-46.1402 -1.1916)">
            <text:p>POINT (-46.1402 -1.1916)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27107">
            <text:p>27107</text:p>
          </table:table-cell>
          <table:table-cell office:value-type="string" office:value="Frutal">
            <text:p>Frutal</text:p>
          </table:table-cell>
          <table:table-cell office:value-type="float" office:value="60942">
            <text:p>60942</text:p>
          </table:table-cell>
          <table:table-cell office:value-type="float" office:value="12188.4">
            <text:p>12188.4</text:p>
          </table:table-cell>
          <table:table-cell office:value-type="string" office:value="{'lat': -20.0245, 'lon': -48.9359}">
            <text:p>{'lat': -20.0245, 'lon': -48.9359}</text:p>
          </table:table-cell>
          <table:table-cell office:value-type="float" office:value="-20.0245">
            <text:p>-20.0245</text:p>
          </table:table-cell>
          <table:table-cell office:value-type="float" office:value="-48.9359">
            <text:p>-48.9359</text:p>
          </table:table-cell>
          <table:table-cell office:value-type="string" office:value="POINT (-48.9359 -20.0245)">
            <text:p>POINT (-48.9359 -20.0245)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2301">
            <text:p>2301</text:p>
          </table:table-cell>
          <table:table-cell office:value-type="string" office:value="Capitão Poço">
            <text:p>Capitão Poço</text:p>
          </table:table-cell>
          <table:table-cell office:value-type="float" office:value="59960">
            <text:p>59960</text:p>
          </table:table-cell>
          <table:table-cell office:value-type="float" office:value="11992.0">
            <text:p>11992.0</text:p>
          </table:table-cell>
          <table:table-cell office:value-type="string" office:value="{'lat': -1.7454, 'lon': -47.0572}">
            <text:p>{'lat': -1.7454, 'lon': -47.0572}</text:p>
          </table:table-cell>
          <table:table-cell office:value-type="float" office:value="-1.7454">
            <text:p>-1.7454</text:p>
          </table:table-cell>
          <table:table-cell office:value-type="float" office:value="-47.0572">
            <text:p>-47.0572</text:p>
          </table:table-cell>
          <table:table-cell office:value-type="string" office:value="POINT (-47.0572 -1.7454)">
            <text:p>POINT (-47.0572 -1.7454)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52105">
            <text:p>52105</text:p>
          </table:table-cell>
          <table:table-cell office:value-type="string" office:value="Ponte Nova">
            <text:p>Ponte Nova</text:p>
          </table:table-cell>
          <table:table-cell office:value-type="float" office:value="59569">
            <text:p>59569</text:p>
          </table:table-cell>
          <table:table-cell office:value-type="float" office:value="11913.8">
            <text:p>11913.8</text:p>
          </table:table-cell>
          <table:table-cell office:value-type="string" office:value="{'lat': -20.4130, 'lon': -42.8974}">
            <text:p>{'lat': -20.4130, 'lon': -42.8974}</text:p>
          </table:table-cell>
          <table:table-cell office:value-type="float" office:value="-20.413">
            <text:p>-20.413</text:p>
          </table:table-cell>
          <table:table-cell office:value-type="float" office:value="-42.8974">
            <text:p>-42.8974</text:p>
          </table:table-cell>
          <table:table-cell office:value-type="string" office:value="POINT (-42.8974 -20.413)">
            <text:p>POINT (-42.8974 -20.413)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14000">
            <text:p>14000</text:p>
          </table:table-cell>
          <table:table-cell office:value-type="string" office:value="Ipirá">
            <text:p>Ipirá</text:p>
          </table:table-cell>
          <table:table-cell office:value-type="float" office:value="59264">
            <text:p>59264</text:p>
          </table:table-cell>
          <table:table-cell office:value-type="float" office:value="11852.8">
            <text:p>11852.8</text:p>
          </table:table-cell>
          <table:table-cell office:value-type="string" office:value="{'lat': -12.1573, 'lon': -39.7353}">
            <text:p>{'lat': -12.1573, 'lon': -39.7353}</text:p>
          </table:table-cell>
          <table:table-cell office:value-type="float" office:value="-12.1573">
            <text:p>-12.1573</text:p>
          </table:table-cell>
          <table:table-cell office:value-type="float" office:value="-39.7353">
            <text:p>-39.7353</text:p>
          </table:table-cell>
          <table:table-cell office:value-type="string" office:value="POINT (-39.7353 -12.1573)">
            <text:p>POINT (-39.7353 -12.1573)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10005">
            <text:p>10005</text:p>
          </table:table-cell>
          <table:table-cell office:value-type="string" office:value="Santa Luzia">
            <text:p>Santa Luzia</text:p>
          </table:table-cell>
          <table:table-cell office:value-type="float" office:value="59037">
            <text:p>59037</text:p>
          </table:table-cell>
          <table:table-cell office:value-type="float" office:value="11807.4">
            <text:p>11807.4</text:p>
          </table:table-cell>
          <table:table-cell office:value-type="string" office:value="{'lat': -19.7653, 'lon': -43.8512}">
            <text:p>{'lat': -19.7653, 'lon': -43.8512}</text:p>
          </table:table-cell>
          <table:table-cell office:value-type="float" office:value="-19.7653">
            <text:p>-19.7653</text:p>
          </table:table-cell>
          <table:table-cell office:value-type="float" office:value="-43.8512">
            <text:p>-43.8512</text:p>
          </table:table-cell>
          <table:table-cell office:value-type="string" office:value="POINT (-43.8512 -19.7653)">
            <text:p>POINT (-43.8512 -19.7653)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8604">
            <text:p>28604</text:p>
          </table:table-cell>
          <table:table-cell office:value-type="string" office:value="Santo Amaro">
            <text:p>Santo Amaro</text:p>
          </table:table-cell>
          <table:table-cell office:value-type="float" office:value="58413">
            <text:p>58413</text:p>
          </table:table-cell>
          <table:table-cell office:value-type="float" office:value="11682.6">
            <text:p>11682.6</text:p>
          </table:table-cell>
          <table:table-cell office:value-type="string" office:value="{'lat': -12.5472, 'lon': -38.7131}">
            <text:p>{'lat': -12.5472, 'lon': -38.7131}</text:p>
          </table:table-cell>
          <table:table-cell office:value-type="float" office:value="-12.5472">
            <text:p>-12.5472</text:p>
          </table:table-cell>
          <table:table-cell office:value-type="float" office:value="-38.7131">
            <text:p>-38.7131</text:p>
          </table:table-cell>
          <table:table-cell office:value-type="string" office:value="POINT (-38.7131 -12.5472)">
            <text:p>POINT (-38.7131 -12.5472)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51206">
            <text:p>51206</text:p>
          </table:table-cell>
          <table:table-cell office:value-type="string" office:value="Pirapora">
            <text:p>Pirapora</text:p>
          </table:table-cell>
          <table:table-cell office:value-type="float" office:value="57543">
            <text:p>57543</text:p>
          </table:table-cell>
          <table:table-cell office:value-type="float" office:value="11508.6">
            <text:p>11508.6</text:p>
          </table:table-cell>
          <table:table-cell office:value-type="string" office:value="{'lat': -17.3397, 'lon': -44.9348}">
            <text:p>{'lat': -17.3397, 'lon': -44.9348}</text:p>
          </table:table-cell>
          <table:table-cell office:value-type="float" office:value="-17.3397">
            <text:p>-17.3397</text:p>
          </table:table-cell>
          <table:table-cell office:value-type="float" office:value="-44.9348">
            <text:p>-44.9348</text:p>
          </table:table-cell>
          <table:table-cell office:value-type="string" office:value="POINT (-44.9348 -17.3397)">
            <text:p>POINT (-44.9348 -17.3397)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 office:value="MA">
            <text:p>MA</text:p>
          </table:table-cell>
          <table:table-cell office:value-type="float" office:value="21">
            <text:p>21</text:p>
          </table:table-cell>
          <table:table-cell office:value-type="float" office:value="2325">
            <text:p>2325</text:p>
          </table:table-cell>
          <table:table-cell office:value-type="string" office:value="Buriticupu">
            <text:p>Buriticupu</text:p>
          </table:table-cell>
          <table:table-cell office:value-type="float" office:value="56896">
            <text:p>56896</text:p>
          </table:table-cell>
          <table:table-cell office:value-type="float" office:value="11379.2">
            <text:p>11379.2</text:p>
          </table:table-cell>
          <table:table-cell office:value-type="string" office:value="{'lat': -4.3282, 'lon': -46.4404}">
            <text:p>{'lat': -4.3282, 'lon': -46.4404}</text:p>
          </table:table-cell>
          <table:table-cell office:value-type="float" office:value="-4.3282">
            <text:p>-4.3282</text:p>
          </table:table-cell>
          <table:table-cell office:value-type="float" office:value="-46.4404">
            <text:p>-46.4404</text:p>
          </table:table-cell>
          <table:table-cell office:value-type="string" office:value="POINT (-46.4404 -4.3282)">
            <text:p>POINT (-46.4404 -4.3282)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6187">
            <text:p>6187</text:p>
          </table:table-cell>
          <table:table-cell office:value-type="string" office:value="Rondon do Pará">
            <text:p>Rondon do Pará</text:p>
          </table:table-cell>
          <table:table-cell office:value-type="float" office:value="56593">
            <text:p>56593</text:p>
          </table:table-cell>
          <table:table-cell office:value-type="float" office:value="11318.6">
            <text:p>11318.6</text:p>
          </table:table-cell>
          <table:table-cell office:value-type="string" office:value="{'lat': -4.7777, 'lon': -48.0676}">
            <text:p>{'lat': -4.7777, 'lon': -48.0676}</text:p>
          </table:table-cell>
          <table:table-cell office:value-type="float" office:value="-4.7777">
            <text:p>-4.7777</text:p>
          </table:table-cell>
          <table:table-cell office:value-type="float" office:value="-48.0676">
            <text:p>-48.0676</text:p>
          </table:table-cell>
          <table:table-cell office:value-type="string" office:value="POINT (-48.0676 -4.7777)">
            <text:p>POINT (-48.0676 -4.7777)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6608">
            <text:p>26608</text:p>
          </table:table-cell>
          <table:table-cell office:value-type="string" office:value="Ribeira do Pombal">
            <text:p>Ribeira do Pombal</text:p>
          </table:table-cell>
          <table:table-cell office:value-type="float" office:value="56170">
            <text:p>56170</text:p>
          </table:table-cell>
          <table:table-cell office:value-type="float" office:value="11234.0">
            <text:p>11234.0</text:p>
          </table:table-cell>
          <table:table-cell office:value-type="string" office:value="{'lat': -10.8356, 'lon': -38.5351}">
            <text:p>{'lat': -10.8356, 'lon': -38.5351}</text:p>
          </table:table-cell>
          <table:table-cell office:value-type="float" office:value="-10.8356">
            <text:p>-10.8356</text:p>
          </table:table-cell>
          <table:table-cell office:value-type="float" office:value="-38.5351">
            <text:p>-38.5351</text:p>
          </table:table-cell>
          <table:table-cell office:value-type="string" office:value="POINT (-38.5351 -10.8356)">
            <text:p>POINT (-38.5351 -10.8356)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1204">
            <text:p>1204</text:p>
          </table:table-cell>
          <table:table-cell office:value-type="string" office:value="Baião">
            <text:p>Baião</text:p>
          </table:table-cell>
          <table:table-cell office:value-type="float" office:value="55949">
            <text:p>55949</text:p>
          </table:table-cell>
          <table:table-cell office:value-type="float" office:value="11189.8">
            <text:p>11189.8</text:p>
          </table:table-cell>
          <table:table-cell office:value-type="string" office:value="{'lat': -2.7924, 'lon': -49.6690}">
            <text:p>{'lat': -2.7924, 'lon': -49.6690}</text:p>
          </table:table-cell>
          <table:table-cell office:value-type="float" office:value="-2.7924">
            <text:p>-2.7924</text:p>
          </table:table-cell>
          <table:table-cell office:value-type="float" office:value="-49.669">
            <text:p>-49.669</text:p>
          </table:table-cell>
          <table:table-cell office:value-type="string" office:value="POINT (-49.669 -2.7924)">
            <text:p>POINT (-49.669 -2.7924)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1901">
            <text:p>31901</text:p>
          </table:table-cell>
          <table:table-cell office:value-type="string" office:value="Itabirito">
            <text:p>Itabirito</text:p>
          </table:table-cell>
          <table:table-cell office:value-type="float" office:value="55877">
            <text:p>55877</text:p>
          </table:table-cell>
          <table:table-cell office:value-type="float" office:value="11175.4">
            <text:p>11175.4</text:p>
          </table:table-cell>
          <table:table-cell office:value-type="string" office:value="{'lat': -20.2532, 'lon': -43.8026}">
            <text:p>{'lat': -20.2532, 'lon': -43.8026}</text:p>
          </table:table-cell>
          <table:table-cell office:value-type="float" office:value="-20.2532">
            <text:p>-20.2532</text:p>
          </table:table-cell>
          <table:table-cell office:value-type="float" office:value="-43.8026">
            <text:p>-43.8026</text:p>
          </table:table-cell>
          <table:table-cell office:value-type="string" office:value="POINT (-43.8026 -20.2532)">
            <text:p>POINT (-43.8026 -20.2532)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7607">
            <text:p>7607</text:p>
          </table:table-cell>
          <table:table-cell office:value-type="string" office:value="São Miguel do Guamá">
            <text:p>São Miguel do Guamá</text:p>
          </table:table-cell>
          <table:table-cell office:value-type="float" office:value="55798">
            <text:p>55798</text:p>
          </table:table-cell>
          <table:table-cell office:value-type="float" office:value="11159.6">
            <text:p>11159.6</text:p>
          </table:table-cell>
          <table:table-cell office:value-type="string" office:value="{'lat': -1.6137, 'lon': -47.4837}">
            <text:p>{'lat': -1.6137, 'lon': -47.4837}</text:p>
          </table:table-cell>
          <table:table-cell office:value-type="float" office:value="-1.6137">
            <text:p>-1.6137</text:p>
          </table:table-cell>
          <table:table-cell office:value-type="float" office:value="-47.4837">
            <text:p>-47.4837</text:p>
          </table:table-cell>
          <table:table-cell office:value-type="string" office:value="POINT (-47.4837 -1.6137)">
            <text:p>POINT (-47.4837 -1.6137)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 office:value="TO">
            <text:p>TO</text:p>
          </table:table-cell>
          <table:table-cell office:value-type="float" office:value="17">
            <text:p>17</text:p>
          </table:table-cell>
          <table:table-cell office:value-type="float" office:value="16109">
            <text:p>16109</text:p>
          </table:table-cell>
          <table:table-cell office:value-type="string" office:value="Paraíso do Tocantins">
            <text:p>Paraíso do Tocantins</text:p>
          </table:table-cell>
          <table:table-cell office:value-type="float" office:value="55164">
            <text:p>55164</text:p>
          </table:table-cell>
          <table:table-cell office:value-type="float" office:value="11032.8">
            <text:p>11032.8</text:p>
          </table:table-cell>
          <table:table-cell office:value-type="string" office:value="{'lat': -10.1761, 'lon': -48.8822}">
            <text:p>{'lat': -10.1761, 'lon': -48.8822}</text:p>
          </table:table-cell>
          <table:table-cell office:value-type="float" office:value="-10.1761">
            <text:p>-10.1761</text:p>
          </table:table-cell>
          <table:table-cell office:value-type="float" office:value="-48.8822">
            <text:p>-48.8822</text:p>
          </table:table-cell>
          <table:table-cell office:value-type="string" office:value="POINT (-48.8822 -10.1761)">
            <text:p>POINT (-48.8822 -10.1761)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18007">
            <text:p>18007</text:p>
          </table:table-cell>
          <table:table-cell office:value-type="string" office:value="Congonhas">
            <text:p>Congonhas</text:p>
          </table:table-cell>
          <table:table-cell office:value-type="float" office:value="54986">
            <text:p>54986</text:p>
          </table:table-cell>
          <table:table-cell office:value-type="float" office:value="10997.2">
            <text:p>10997.2</text:p>
          </table:table-cell>
          <table:table-cell office:value-type="string" office:value="{'lat': -20.4979, 'lon': -43.8584}">
            <text:p>{'lat': -20.4979, 'lon': -43.8584}</text:p>
          </table:table-cell>
          <table:table-cell office:value-type="float" office:value="-20.4979">
            <text:p>-20.4979</text:p>
          </table:table-cell>
          <table:table-cell office:value-type="float" office:value="-43.8584">
            <text:p>-43.8584</text:p>
          </table:table-cell>
          <table:table-cell office:value-type="string" office:value="POINT (-43.8584 -20.4979)">
            <text:p>POINT (-43.8584 -20.4979)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8802">
            <text:p>28802</text:p>
          </table:table-cell>
          <table:table-cell office:value-type="string" office:value="Santo Estêvão">
            <text:p>Santo Estêvão</text:p>
          </table:table-cell>
          <table:table-cell office:value-type="float" office:value="54940">
            <text:p>54940</text:p>
          </table:table-cell>
          <table:table-cell office:value-type="float" office:value="10988.0">
            <text:p>10988.0</text:p>
          </table:table-cell>
          <table:table-cell office:value-type="string" office:value="{'lat': -12.4265, 'lon': -39.2534}">
            <text:p>{'lat': -12.4265, 'lon': -39.2534}</text:p>
          </table:table-cell>
          <table:table-cell office:value-type="float" office:value="-12.4265">
            <text:p>-12.4265</text:p>
          </table:table-cell>
          <table:table-cell office:value-type="float" office:value="-39.2534">
            <text:p>-39.2534</text:p>
          </table:table-cell>
          <table:table-cell office:value-type="string" office:value="POINT (-39.2534 -12.4265)">
            <text:p>POINT (-39.2534 -12.4265)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5206">
            <text:p>5206</text:p>
          </table:table-cell>
          <table:table-cell office:value-type="string" office:value="Caetité">
            <text:p>Caetité</text:p>
          </table:table-cell>
          <table:table-cell office:value-type="float" office:value="54572">
            <text:p>54572</text:p>
          </table:table-cell>
          <table:table-cell office:value-type="float" office:value="10914.4">
            <text:p>10914.4</text:p>
          </table:table-cell>
          <table:table-cell office:value-type="string" office:value="{'lat': -14.0695, 'lon': -42.4869}">
            <text:p>{'lat': -14.0695, 'lon': -42.4869}</text:p>
          </table:table-cell>
          <table:table-cell office:value-type="float" office:value="-14.0695">
            <text:p>-14.0695</text:p>
          </table:table-cell>
          <table:table-cell office:value-type="float" office:value="-42.4869">
            <text:p>-42.4869</text:p>
          </table:table-cell>
          <table:table-cell office:value-type="string" office:value="POINT (-42.4869 -14.0695)">
            <text:p>POINT (-42.4869 -14.0695)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61106">
            <text:p>61106</text:p>
          </table:table-cell>
          <table:table-cell office:value-type="string" office:value="São Francisco">
            <text:p>São Francisco</text:p>
          </table:table-cell>
          <table:table-cell office:value-type="float" office:value="54239">
            <text:p>54239</text:p>
          </table:table-cell>
          <table:table-cell office:value-type="float" office:value="10847.8">
            <text:p>10847.8</text:p>
          </table:table-cell>
          <table:table-cell office:value-type="string" office:value="{'lat': -15.9494, 'lon': -44.8657}">
            <text:p>{'lat': -15.9494, 'lon': -44.8657}</text:p>
          </table:table-cell>
          <table:table-cell office:value-type="float" office:value="-15.9494">
            <text:p>-15.9494</text:p>
          </table:table-cell>
          <table:table-cell office:value-type="float" office:value="-44.8657">
            <text:p>-44.8657</text:p>
          </table:table-cell>
          <table:table-cell office:value-type="string" office:value="POINT (-44.8657 -15.9494)">
            <text:p>POINT (-44.8657 -15.9494)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7406">
            <text:p>7406</text:p>
          </table:table-cell>
          <table:table-cell office:value-type="string" office:value="Bom Despacho">
            <text:p>Bom Despacho</text:p>
          </table:table-cell>
          <table:table-cell office:value-type="float" office:value="53995">
            <text:p>53995</text:p>
          </table:table-cell>
          <table:table-cell office:value-type="float" office:value="10799.0">
            <text:p>10799.0</text:p>
          </table:table-cell>
          <table:table-cell office:value-type="string" office:value="{'lat': -19.7388, 'lon': -45.2517}">
            <text:p>{'lat': -19.7388, 'lon': -45.2517}</text:p>
          </table:table-cell>
          <table:table-cell office:value-type="float" office:value="-19.7388">
            <text:p>-19.7388</text:p>
          </table:table-cell>
          <table:table-cell office:value-type="float" office:value="-45.2517">
            <text:p>-45.2517</text:p>
          </table:table-cell>
          <table:table-cell office:value-type="string" office:value="POINT (-45.2517 -19.7388)">
            <text:p>POINT (-45.2517 -19.7388)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8209">
            <text:p>8209</text:p>
          </table:table-cell>
          <table:table-cell office:value-type="string" office:value="Vigia">
            <text:p>Vigia</text:p>
          </table:table-cell>
          <table:table-cell office:value-type="float" office:value="53806">
            <text:p>53806</text:p>
          </table:table-cell>
          <table:table-cell office:value-type="float" office:value="10761.2">
            <text:p>10761.2</text:p>
          </table:table-cell>
          <table:table-cell office:value-type="string" office:value="{'lat': -0.8575, 'lon': -48.1352}">
            <text:p>{'lat': -0.8575, 'lon': -48.1352}</text:p>
          </table:table-cell>
          <table:table-cell office:value-type="float" office:value="-0.8575">
            <text:p>-0.8575</text:p>
          </table:table-cell>
          <table:table-cell office:value-type="float" office:value="-48.1352">
            <text:p>-48.1352</text:p>
          </table:table-cell>
          <table:table-cell office:value-type="string" office:value="POINT (-48.1352 -0.8575)">
            <text:p>POINT (-48.1352 -0.8575)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 office:value="GO">
            <text:p>GO</text:p>
          </table:table-cell>
          <table:table-cell office:value-type="float" office:value="52">
            <text:p>52</text:p>
          </table:table-cell>
          <table:table-cell office:value-type="float" office:value="10000">
            <text:p>10000</text:p>
          </table:table-cell>
          <table:table-cell office:value-type="string" office:value="Inhumas">
            <text:p>Inhumas</text:p>
          </table:table-cell>
          <table:table-cell office:value-type="float" office:value="53629">
            <text:p>53629</text:p>
          </table:table-cell>
          <table:table-cell office:value-type="float" office:value="10725.8">
            <text:p>10725.8</text:p>
          </table:table-cell>
          <table:table-cell office:value-type="string" office:value="{'lat': -16.3575, 'lon': -49.4977}">
            <text:p>{'lat': -16.3575, 'lon': -49.4977}</text:p>
          </table:table-cell>
          <table:table-cell office:value-type="float" office:value="-16.3575">
            <text:p>-16.3575</text:p>
          </table:table-cell>
          <table:table-cell office:value-type="float" office:value="-49.4977">
            <text:p>-49.4977</text:p>
          </table:table-cell>
          <table:table-cell office:value-type="string" office:value="POINT (-49.4977 -16.3575)">
            <text:p>POINT (-49.4977 -16.3575)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 office:value="MG">
            <text:p>MG</text:p>
          </table:table-cell>
          <table:table-cell office:value-type="float" office:value="31">
            <text:p>31</text:p>
          </table:table-cell>
          <table:table-cell office:value-type="float" office:value="37205">
            <text:p>37205</text:p>
          </table:table-cell>
          <table:table-cell office:value-type="string" office:value="Lagoa da Prata">
            <text:p>Lagoa da Prata</text:p>
          </table:table-cell>
          <table:table-cell office:value-type="float" office:value="53583">
            <text:p>53583</text:p>
          </table:table-cell>
          <table:table-cell office:value-type="float" office:value="10716.6">
            <text:p>10716.6</text:p>
          </table:table-cell>
          <table:table-cell office:value-type="string" office:value="{'lat': -20.0234, 'lon': -45.5397}">
            <text:p>{'lat': -20.0234, 'lon': -45.5397}</text:p>
          </table:table-cell>
          <table:table-cell office:value-type="float" office:value="-20.0234">
            <text:p>-20.0234</text:p>
          </table:table-cell>
          <table:table-cell office:value-type="float" office:value="-45.5397">
            <text:p>-45.5397</text:p>
          </table:table-cell>
          <table:table-cell office:value-type="string" office:value="POINT (-45.5397 -20.0234)">
            <text:p>POINT (-45.5397 -20.0234)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708">
            <text:p>2708</text:p>
          </table:table-cell>
          <table:table-cell office:value-type="string" office:value="Barra">
            <text:p>Barra</text:p>
          </table:table-cell>
          <table:table-cell office:value-type="float" office:value="53528">
            <text:p>53528</text:p>
          </table:table-cell>
          <table:table-cell office:value-type="float" office:value="10705.6">
            <text:p>10705.6</text:p>
          </table:table-cell>
          <table:table-cell office:value-type="string" office:value="{'lat': -11.0909, 'lon': -43.1464}">
            <text:p>{'lat': -11.0909, 'lon': -43.1464}</text:p>
          </table:table-cell>
          <table:table-cell office:value-type="float" office:value="-11.0909">
            <text:p>-11.0909</text:p>
          </table:table-cell>
          <table:table-cell office:value-type="float" office:value="-43.1464">
            <text:p>-43.1464</text:p>
          </table:table-cell>
          <table:table-cell office:value-type="string" office:value="POINT (-43.1464 -11.0909)">
            <text:p>POINT (-43.1464 -11.0909)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 office:value="SE">
            <text:p>SE</text:p>
          </table:table-cell>
          <table:table-cell office:value-type="float" office:value="28">
            <text:p>28</text:p>
          </table:table-cell>
          <table:table-cell office:value-type="float" office:value="7402">
            <text:p>7402</text:p>
          </table:table-cell>
          <table:table-cell office:value-type="string" office:value="Tobias Barreto">
            <text:p>Tobias Barreto</text:p>
          </table:table-cell>
          <table:table-cell office:value-type="float" office:value="52613">
            <text:p>52613</text:p>
          </table:table-cell>
          <table:table-cell office:value-type="float" office:value="10522.6">
            <text:p>10522.6</text:p>
          </table:table-cell>
          <table:table-cell office:value-type="string" office:value="{'lat': -11.1804, 'lon': -37.9998}">
            <text:p>{'lat': -11.1804, 'lon': -37.9998}</text:p>
          </table:table-cell>
          <table:table-cell office:value-type="float" office:value="-11.1804">
            <text:p>-11.1804</text:p>
          </table:table-cell>
          <table:table-cell office:value-type="float" office:value="-37.9998">
            <text:p>-37.9998</text:p>
          </table:table-cell>
          <table:table-cell office:value-type="string" office:value="POINT (-37.9998 -11.1804)">
            <text:p>POINT (-37.9998 -11.1804)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 office:value="PA">
            <text:p>PA</text:p>
          </table:table-cell>
          <table:table-cell office:value-type="float" office:value="15">
            <text:p>15</text:p>
          </table:table-cell>
          <table:table-cell office:value-type="float" office:value="3705">
            <text:p>3705</text:p>
          </table:table-cell>
          <table:table-cell office:value-type="string" office:value="Itupiranga">
            <text:p>Itupiranga</text:p>
          </table:table-cell>
          <table:table-cell office:value-type="float" office:value="52187">
            <text:p>52187</text:p>
          </table:table-cell>
          <table:table-cell office:value-type="float" office:value="10437.4">
            <text:p>10437.4</text:p>
          </table:table-cell>
          <table:table-cell office:value-type="string" office:value="{'lat': -5.1320, 'lon': -49.3283}">
            <text:p>{'lat': -5.1320, 'lon': -49.3283}</text:p>
          </table:table-cell>
          <table:table-cell office:value-type="float" office:value="-5.132">
            <text:p>-5.132</text:p>
          </table:table-cell>
          <table:table-cell office:value-type="float" office:value="-49.3283">
            <text:p>-49.3283</text:p>
          </table:table-cell>
          <table:table-cell office:value-type="string" office:value="POINT (-49.3283 -5.132)">
            <text:p>POINT (-49.3283 -5.132)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31905">
            <text:p>31905</text:p>
          </table:table-cell>
          <table:table-cell office:value-type="string" office:value="Tucano">
            <text:p>Tucano</text:p>
          </table:table-cell>
          <table:table-cell office:value-type="float" office:value="50959">
            <text:p>50959</text:p>
          </table:table-cell>
          <table:table-cell office:value-type="float" office:value="10191.8">
            <text:p>10191.8</text:p>
          </table:table-cell>
          <table:table-cell office:value-type="string" office:value="{'lat': -10.9683, 'lon': -38.7892}">
            <text:p>{'lat': -10.9683, 'lon': -38.7892}</text:p>
          </table:table-cell>
          <table:table-cell office:value-type="float" office:value="-10.9683">
            <text:p>-10.9683</text:p>
          </table:table-cell>
          <table:table-cell office:value-type="float" office:value="-38.7892">
            <text:p>-38.7892</text:p>
          </table:table-cell>
          <table:table-cell office:value-type="string" office:value="POINT (-38.7892 -10.9683)">
            <text:p>POINT (-38.7892 -10.9683)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5105">
            <text:p>25105</text:p>
          </table:table-cell>
          <table:table-cell office:value-type="string" office:value="Poções">
            <text:p>Poções</text:p>
          </table:table-cell>
          <table:table-cell office:value-type="float" office:value="50642">
            <text:p>50642</text:p>
          </table:table-cell>
          <table:table-cell office:value-type="float" office:value="10128.4">
            <text:p>10128.4</text:p>
          </table:table-cell>
          <table:table-cell office:value-type="string" office:value="{'lat': -14.5233, 'lon': -40.3638}">
            <text:p>{'lat': -14.5233, 'lon': -40.3638}</text:p>
          </table:table-cell>
          <table:table-cell office:value-type="float" office:value="-14.5233">
            <text:p>-14.5233</text:p>
          </table:table-cell>
          <table:table-cell office:value-type="float" office:value="-40.3638">
            <text:p>-40.3638</text:p>
          </table:table-cell>
          <table:table-cell office:value-type="string" office:value="POINT (-40.3638 -14.5233)">
            <text:p>POINT (-40.3638 -14.5233)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2104">
            <text:p>2104</text:p>
          </table:table-cell>
          <table:table-cell office:value-type="string" office:value="Araci">
            <text:p>Araci</text:p>
          </table:table-cell>
          <table:table-cell office:value-type="float" office:value="50336">
            <text:p>50336</text:p>
          </table:table-cell>
          <table:table-cell office:value-type="float" office:value="10067.2">
            <text:p>10067.2</text:p>
          </table:table-cell>
          <table:table-cell office:value-type="string" office:value="{'lat': -11.3343, 'lon': -38.9631}">
            <text:p>{'lat': -11.3343, 'lon': -38.9631}</text:p>
          </table:table-cell>
          <table:table-cell office:value-type="float" office:value="-11.3343">
            <text:p>-11.3343</text:p>
          </table:table-cell>
          <table:table-cell office:value-type="float" office:value="-38.9631">
            <text:p>-38.9631</text:p>
          </table:table-cell>
          <table:table-cell office:value-type="string" office:value="POINT (-38.9631 -11.3343)">
            <text:p>POINT (-38.9631 -11.3343)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 office:value="PB">
            <text:p>PB</text:p>
          </table:table-cell>
          <table:table-cell office:value-type="float" office:value="25">
            <text:p>25</text:p>
          </table:table-cell>
          <table:table-cell office:value-type="float" office:value="12507">
            <text:p>12507</text:p>
          </table:table-cell>
          <table:table-cell office:value-type="string" office:value="Queimadas">
            <text:p>Queimadas</text:p>
          </table:table-cell>
          <table:table-cell office:value-type="float" office:value="50214">
            <text:p>50214</text:p>
          </table:table-cell>
          <table:table-cell office:value-type="float" office:value="10042.8">
            <text:p>10042.8</text:p>
          </table:table-cell>
          <table:table-cell office:value-type="string" office:value="{'lat': -10.9733, 'lon': -39.6266}">
            <text:p>{'lat': -10.9733, 'lon': -39.6266}</text:p>
          </table:table-cell>
          <table:table-cell office:value-type="float" office:value="-10.9733">
            <text:p>-10.9733</text:p>
          </table:table-cell>
          <table:table-cell office:value-type="float" office:value="-39.6266">
            <text:p>-39.6266</text:p>
          </table:table-cell>
          <table:table-cell office:value-type="string" office:value="POINT (-39.6266 -10.9733)">
            <text:p>POINT (-39.6266 -10.9733)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 office:value="BA">
            <text:p>BA</text:p>
          </table:table-cell>
          <table:table-cell office:value-type="float" office:value="29">
            <text:p>29</text:p>
          </table:table-cell>
          <table:table-cell office:value-type="float" office:value="7509">
            <text:p>7509</text:p>
          </table:table-cell>
          <table:table-cell office:value-type="string" office:value="Catu">
            <text:p>Catu</text:p>
          </table:table-cell>
          <table:table-cell office:value-type="float" office:value="50153">
            <text:p>50153</text:p>
          </table:table-cell>
          <table:table-cell office:value-type="float" office:value="10030.6">
            <text:p>10030.6</text:p>
          </table:table-cell>
          <table:table-cell office:value-type="string" office:value="{'lat': -12.3439, 'lon': -38.3796}">
            <text:p>{'lat': -12.3439, 'lon': -38.3796}</text:p>
          </table:table-cell>
          <table:table-cell office:value-type="float" office:value="-12.3439">
            <text:p>-12.3439</text:p>
          </table:table-cell>
          <table:table-cell office:value-type="float" office:value="-38.3796">
            <text:p>-38.3796</text:p>
          </table:table-cell>
          <table:table-cell office:value-type="string" office:value="POINT (-38.3796 -12.3439)">
            <text:p>POINT (-38.3796 -12.343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